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9f1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08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3c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5c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17c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90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b3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fb6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ea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591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24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f97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06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d4e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b5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6e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688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9b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909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9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83d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a3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0e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10b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035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f4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5f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607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dba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6d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bdb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b4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e63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69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316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2a5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7bc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132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6f0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91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a41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2ae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50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915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a37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519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37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d4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344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94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eca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618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8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eb9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de9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f560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afe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92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d9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0e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41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253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87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1a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d98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41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28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3a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5b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3bf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256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06b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ce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f2c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7d40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462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d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fb1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f27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891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060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2a1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468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6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1a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0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be94a" officeooo:paragraph-rsid="438b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style:font-name="標楷體1" officeooo:rsid="4376ef03"/>
    </style:style>
    <style:style style:name="T10" style:family="text">
      <style:text-properties fo:color="#333333" officeooo:rsid="410e07f7"/>
    </style:style>
    <style:style style:name="T11" style:family="text">
      <style:text-properties fo:color="#333333" officeooo:rsid="42b89166"/>
    </style:style>
    <style:style style:name="T12" style:family="text">
      <style:text-properties officeooo:rsid="410d64e4"/>
    </style:style>
    <style:style style:name="T13" style:family="text">
      <style:text-properties officeooo:rsid="410e07f7"/>
    </style:style>
    <style:style style:name="T14" style:family="text">
      <style:text-properties officeooo:rsid="410ebeb3"/>
    </style:style>
    <style:style style:name="T15" style:family="text">
      <style:text-properties officeooo:rsid="4118afc0"/>
    </style:style>
    <style:style style:name="T16" style:family="text">
      <style:text-properties style:font-name="標楷體1"/>
    </style:style>
    <style:style style:name="T17" style:family="text">
      <style:text-properties style:font-name="標楷體1" officeooo:rsid="41195f75"/>
    </style:style>
    <style:style style:name="T18" style:family="text">
      <style:text-properties style:font-name="標楷體1" officeooo:rsid="411dbb8a"/>
    </style:style>
    <style:style style:name="T19" style:family="text">
      <style:text-properties style:font-name="標楷體1" officeooo:rsid="4118afc0"/>
    </style:style>
    <style:style style:name="T20" style:family="text">
      <style:text-properties style:font-name="標楷體1" officeooo:rsid="41399fb9"/>
    </style:style>
    <style:style style:name="T21" style:family="text">
      <style:text-properties style:font-name="標楷體1" officeooo:rsid="41601c73"/>
    </style:style>
    <style:style style:name="T22" style:family="text">
      <style:text-properties style:font-name="標楷體1" officeooo:rsid="41a5e5d2"/>
    </style:style>
    <style:style style:name="T23" style:family="text">
      <style:text-properties style:font-name="標楷體1" officeooo:rsid="376c64b1"/>
    </style:style>
    <style:style style:name="T24" style:family="text">
      <style:text-properties style:font-name="標楷體1" officeooo:rsid="416c9a5a"/>
    </style:style>
    <style:style style:name="T25" style:family="text">
      <style:text-properties style:font-name="標楷體1" officeooo:rsid="4183914b"/>
    </style:style>
    <style:style style:name="T26" style:family="text">
      <style:text-properties style:font-name="標楷體1" officeooo:rsid="4186ea5f"/>
    </style:style>
    <style:style style:name="T27" style:family="text">
      <style:text-properties style:font-name="標楷體1" style:font-name-asian="標楷體1"/>
    </style:style>
    <style:style style:name="T28" style:family="text">
      <style:text-properties style:font-name="標楷體1" officeooo:rsid="4118afc0" style:font-name-asian="標楷體1"/>
    </style:style>
    <style:style style:name="T29" style:family="text">
      <style:text-properties style:font-name="標楷體1" officeooo:rsid="43159f7f" style:font-name-asian="標楷體1"/>
    </style:style>
    <style:style style:name="T30" style:family="text">
      <style:text-properties style:font-name="標楷體1" officeooo:rsid="43201109" style:font-name-asian="標楷體1"/>
    </style:style>
    <style:style style:name="T31" style:family="text">
      <style:text-properties style:font-name="標楷體1" officeooo:rsid="4325bd46" style:font-name-asian="標楷體1"/>
    </style:style>
    <style:style style:name="T32" style:family="text">
      <style:text-properties style:font-name="標楷體1" officeooo:rsid="4330e5f9" style:font-name-asian="標楷體1"/>
    </style:style>
    <style:style style:name="T33" style:family="text">
      <style:text-properties style:font-name="標楷體1" officeooo:rsid="433dd176" style:font-name-asian="標楷體1"/>
    </style:style>
    <style:style style:name="T34" style:family="text">
      <style:text-properties style:font-name="標楷體1" officeooo:rsid="433f5936" style:font-name-asian="標楷體1"/>
    </style:style>
    <style:style style:name="T35" style:family="text">
      <style:text-properties style:font-name="標楷體1" officeooo:rsid="4340faf2" style:font-name-asian="標楷體1"/>
    </style:style>
    <style:style style:name="T36" style:family="text">
      <style:text-properties style:font-name="標楷體1" officeooo:rsid="434359b0" style:font-name-asian="標楷體1"/>
    </style:style>
    <style:style style:name="T37" style:family="text">
      <style:text-properties style:font-name="標楷體1" officeooo:rsid="434359b0" style:font-name-asian="標楷體1" style:font-name-complex="Liberation Serif1"/>
    </style:style>
    <style:style style:name="T38" style:family="text">
      <style:text-properties style:font-name="標楷體1" officeooo:rsid="43beb9ea" style:font-name-asian="標楷體1" style:font-name-complex="Liberation Serif1"/>
    </style:style>
    <style:style style:name="T39" style:family="text">
      <style:text-properties style:font-name="標楷體1" officeooo:rsid="43c0403f" style:font-name-asian="標楷體1" style:font-name-complex="Liberation Serif1"/>
    </style:style>
    <style:style style:name="T40" style:family="text">
      <style:text-properties style:font-name="標楷體1" officeooo:rsid="43c167a2" style:font-name-asian="標楷體1" style:font-name-complex="Liberation Serif1"/>
    </style:style>
    <style:style style:name="T41" style:family="text">
      <style:text-properties style:font-name="標楷體1" officeooo:rsid="4376ef03" style:font-name-asian="標楷體1"/>
    </style:style>
    <style:style style:name="T42" style:family="text">
      <style:text-properties style:font-name="標楷體1" officeooo:rsid="43d69106" style:font-name-asian="標楷體1"/>
    </style:style>
    <style:style style:name="T43" style:family="text">
      <style:text-properties style:font-name="標楷體1" officeooo:rsid="43f15712" style:font-name-asian="標楷體1"/>
    </style:style>
    <style:style style:name="T44" style:family="text">
      <style:text-properties style:font-name="標楷體1" officeooo:rsid="44232cd9" style:font-name-asian="標楷體1"/>
    </style:style>
    <style:style style:name="T45" style:family="text">
      <style:text-properties style:font-name="標楷體1" officeooo:rsid="4430e334" style:font-name-asian="標楷體1"/>
    </style:style>
    <style:style style:name="T46" style:family="text">
      <style:text-properties style:font-name="標楷體1" officeooo:rsid="44325396" style:font-name-asian="標楷體1"/>
    </style:style>
    <style:style style:name="T47" style:family="text">
      <style:text-properties style:font-name="標楷體1" officeooo:rsid="443f624c" style:font-name-asian="標楷體1"/>
    </style:style>
    <style:style style:name="T48" style:family="text">
      <style:text-properties style:font-name="標楷體1" officeooo:rsid="4440324b" style:font-name-asian="標楷體1"/>
    </style:style>
    <style:style style:name="T49" style:family="text">
      <style:text-properties style:font-name="標楷體1" officeooo:rsid="44406b3d" style:font-name-asian="標楷體1"/>
    </style:style>
    <style:style style:name="T50" style:family="text">
      <style:text-properties style:font-name="標楷體1" officeooo:rsid="44417ba1" style:font-name-asian="標楷體1"/>
    </style:style>
    <style:style style:name="T51" style:family="text">
      <style:text-properties style:font-name="標楷體1" officeooo:rsid="4445bc97" style:font-name-asian="標楷體1"/>
    </style:style>
    <style:style style:name="T52" style:family="text">
      <style:text-properties style:font-name="標楷體1" officeooo:rsid="44491710" style:font-name-asian="標楷體1"/>
    </style:style>
    <style:style style:name="T53" style:family="text">
      <style:text-properties style:font-name="標楷體1" officeooo:rsid="44494513" style:font-name-asian="標楷體1"/>
    </style:style>
    <style:style style:name="T54" style:family="text">
      <style:text-properties style:font-name="標楷體1" officeooo:rsid="44499477" style:font-name-asian="標楷體1"/>
    </style:style>
    <style:style style:name="T55" style:family="text">
      <style:text-properties style:font-name="標楷體1" officeooo:rsid="4453a3e0" style:font-name-asian="標楷體1"/>
    </style:style>
    <style:style style:name="T56" style:family="text">
      <style:text-properties style:font-name="標楷體1" officeooo:rsid="4453bfcf" style:font-name-asian="標楷體1"/>
    </style:style>
    <style:style style:name="T57" style:family="text">
      <style:text-properties style:font-name="標楷體1" officeooo:rsid="4461aad3" style:font-name-asian="標楷體1"/>
    </style:style>
    <style:style style:name="T58" style:family="text">
      <style:text-properties style:font-name="標楷體1" officeooo:rsid="4464623a" style:font-name-asian="標楷體1"/>
    </style:style>
    <style:style style:name="T59" style:family="text">
      <style:text-properties style:font-name="標楷體1" officeooo:rsid="4385b2e9" style:font-name-asian="標楷體1"/>
    </style:style>
    <style:style style:name="T60" style:family="text">
      <style:text-properties style:font-name="標楷體1" officeooo:rsid="420769c0"/>
    </style:style>
    <style:style style:name="T61" style:family="text">
      <style:text-properties style:font-name="標楷體1" officeooo:rsid="420bd45e"/>
    </style:style>
    <style:style style:name="T62" style:family="text">
      <style:text-properties style:font-name="標楷體1" officeooo:rsid="421a3630"/>
    </style:style>
    <style:style style:name="T63" style:family="text">
      <style:text-properties style:font-name="標楷體1" officeooo:rsid="421c3ab7"/>
    </style:style>
    <style:style style:name="T64" style:family="text">
      <style:text-properties style:font-name="標楷體1" officeooo:rsid="41ea4d99"/>
    </style:style>
    <style:style style:name="T65" style:family="text">
      <style:text-properties style:font-name="標楷體1" officeooo:rsid="423e13c0"/>
    </style:style>
    <style:style style:name="T66" style:family="text">
      <style:text-properties style:font-name="標楷體1" officeooo:rsid="423fc47f"/>
    </style:style>
    <style:style style:name="T67" style:family="text">
      <style:text-properties style:font-name="標楷體1" officeooo:rsid="424235df"/>
    </style:style>
    <style:style style:name="T68" style:family="text">
      <style:text-properties style:font-name="標楷體1" officeooo:rsid="42439cd9"/>
    </style:style>
    <style:style style:name="T69" style:family="text">
      <style:text-properties style:font-name="標楷體1" officeooo:rsid="420a7ee4"/>
    </style:style>
    <style:style style:name="T70" style:family="text">
      <style:text-properties style:font-name="標楷體1" officeooo:rsid="424d1c54"/>
    </style:style>
    <style:style style:name="T71" style:family="text">
      <style:text-properties style:font-name="標楷體1" officeooo:rsid="42558899"/>
    </style:style>
    <style:style style:name="T72" style:family="text">
      <style:text-properties style:font-name="標楷體1" officeooo:rsid="427749e4"/>
    </style:style>
    <style:style style:name="T73" style:family="text">
      <style:text-properties style:font-name="標楷體1" officeooo:rsid="42d289da"/>
    </style:style>
    <style:style style:name="T74" style:family="text">
      <style:text-properties style:font-name="標楷體1" officeooo:rsid="431308b3"/>
    </style:style>
    <style:style style:name="T75" style:family="text">
      <style:text-properties style:font-name="標楷體1" officeooo:rsid="43178dad"/>
    </style:style>
    <style:style style:name="T76" style:family="text">
      <style:text-properties style:font-name="標楷體1" officeooo:rsid="431862a0"/>
    </style:style>
    <style:style style:name="T77" style:family="text">
      <style:text-properties style:font-name="標楷體1" officeooo:rsid="4318a2cc"/>
    </style:style>
    <style:style style:name="T78" style:family="text">
      <style:text-properties style:font-name="標楷體1" officeooo:rsid="43347dc1"/>
    </style:style>
    <style:style style:name="T79" style:family="text">
      <style:text-properties style:font-name="標楷體1" officeooo:rsid="43474ae5"/>
    </style:style>
    <style:style style:name="T80" style:family="text">
      <style:text-properties style:font-name="標楷體1" officeooo:rsid="4330e5f9"/>
    </style:style>
    <style:style style:name="T81" style:family="text">
      <style:text-properties style:font-name="標楷體1" officeooo:rsid="43159f7f"/>
    </style:style>
    <style:style style:name="T82" style:family="text">
      <style:text-properties style:font-name="標楷體1" officeooo:rsid="4340faf2"/>
    </style:style>
    <style:style style:name="T83" style:family="text">
      <style:text-properties style:font-name="標楷體1" officeooo:rsid="424c35f8"/>
    </style:style>
    <style:style style:name="T84" style:family="text">
      <style:text-properties style:font-name="標楷體1" officeooo:rsid="435755fd"/>
    </style:style>
    <style:style style:name="T85" style:family="text">
      <style:text-properties style:font-name="標楷體1" officeooo:rsid="435bbcfc"/>
    </style:style>
    <style:style style:name="T86" style:family="text">
      <style:text-properties style:font-name="標楷體1" officeooo:rsid="43606983"/>
    </style:style>
    <style:style style:name="T87" style:family="text">
      <style:text-properties style:font-name="標楷體1" officeooo:rsid="4386882c"/>
    </style:style>
    <style:style style:name="T88" style:family="text">
      <style:text-properties style:font-name="標楷體1" officeooo:rsid="43882850"/>
    </style:style>
    <style:style style:name="T89" style:family="text">
      <style:text-properties style:font-name="標楷體1" officeooo:rsid="08476271"/>
    </style:style>
    <style:style style:name="T90" style:family="text">
      <style:text-properties style:font-name="標楷體1" style:text-underline-style="solid" style:text-underline-width="auto" style:text-underline-color="font-color" officeooo:rsid="08476271"/>
    </style:style>
    <style:style style:name="T91" style:family="text">
      <style:text-properties style:font-name="標楷體1" officeooo:rsid="4376ef03"/>
    </style:style>
    <style:style style:name="T92" style:family="text">
      <style:text-properties style:font-name="標楷體1" officeooo:rsid="438be94a"/>
    </style:style>
    <style:style style:name="T93" style:family="text">
      <style:text-properties style:font-name="標楷體1" officeooo:rsid="4394b31a"/>
    </style:style>
    <style:style style:name="T94" style:family="text">
      <style:text-properties style:font-name="標楷體1" officeooo:rsid="43b3444e"/>
    </style:style>
    <style:style style:name="T95" style:family="text">
      <style:text-properties style:font-name="標楷體1" officeooo:rsid="43a13241"/>
    </style:style>
    <style:style style:name="T96" style:family="text">
      <style:text-properties style:font-name="標楷體1" officeooo:rsid="43aa4115"/>
    </style:style>
    <style:style style:name="T97" style:family="text">
      <style:text-properties style:font-name="標楷體1" officeooo:rsid="43b0b308"/>
    </style:style>
    <style:style style:name="T98" style:family="text">
      <style:text-properties style:font-name="標楷體1" officeooo:rsid="4410c6a6"/>
    </style:style>
    <style:style style:name="T99" style:family="text">
      <style:text-properties style:font-name="標楷體1" officeooo:rsid="2b6f314a"/>
    </style:style>
    <style:style style:name="T100" style:family="text">
      <style:text-properties style:font-name="標楷體1" officeooo:rsid="2a54d6c6"/>
    </style:style>
    <style:style style:name="T101" style:family="text">
      <style:text-properties style:font-name="標楷體1" officeooo:rsid="4430e334"/>
    </style:style>
    <style:style style:name="T102" style:family="text">
      <style:text-properties style:font-name="標楷體1" officeooo:rsid="4430e334" style:font-name-asian="Liberation Serif1" style:font-name-complex="Liberation Serif1"/>
    </style:style>
    <style:style style:name="T103" style:family="text">
      <style:text-properties style:font-name="標楷體1" officeooo:rsid="4431421f"/>
    </style:style>
    <style:style style:name="T104" style:family="text">
      <style:text-properties style:font-name="標楷體1" officeooo:rsid="443f624c"/>
    </style:style>
    <style:style style:name="T105" style:family="text">
      <style:text-properties style:font-name="標楷體1" officeooo:rsid="44417ba1"/>
    </style:style>
    <style:style style:name="T106" style:family="text">
      <style:text-properties style:font-name="標楷體1" officeooo:rsid="44406b3d"/>
    </style:style>
    <style:style style:name="T107" style:family="text">
      <style:text-properties style:font-name="標楷體1" officeooo:rsid="4385b2e9"/>
    </style:style>
    <style:style style:name="T108" style:family="text">
      <style:text-properties officeooo:rsid="41195f75"/>
    </style:style>
    <style:style style:name="T109" style:family="text">
      <style:text-properties fo:color="#666666"/>
    </style:style>
    <style:style style:name="T110" style:family="text">
      <style:text-properties fo:color="#666666" officeooo:rsid="410ebeb3"/>
    </style:style>
    <style:style style:name="T111" style:family="text">
      <style:text-properties style:text-position="sub 58%" style:font-name="標楷體1"/>
    </style:style>
    <style:style style:name="T112" style:family="text">
      <style:text-properties style:text-position="sub 58%" style:font-name="標楷體1" officeooo:rsid="41195f75"/>
    </style:style>
    <style:style style:name="T113" style:family="text">
      <style:text-properties style:text-position="sub 58%" style:font-name="標楷體1" style:font-name-asian="標楷體1"/>
    </style:style>
    <style:style style:name="T114" style:family="text">
      <style:text-properties style:text-position="sub 58%" style:font-name="標楷體1" officeooo:rsid="42558899"/>
    </style:style>
    <style:style style:name="T115" style:family="text">
      <style:text-properties style:text-position="sub 58%" style:font-name="標楷體1" officeooo:rsid="430eba3e"/>
    </style:style>
    <style:style style:name="T116" style:family="text">
      <style:text-properties style:text-position="sub 58%" style:font-name="標楷體1" officeooo:rsid="4250c4cb"/>
    </style:style>
    <style:style style:name="T117" style:family="text">
      <style:text-properties style:text-position="sub 58%" style:font-name="標楷體1" officeooo:rsid="4278a852"/>
    </style:style>
    <style:style style:name="T118" style:family="text">
      <style:text-properties style:text-position="sub 58%" style:font-name="標楷體1" officeooo:rsid="424c35f8"/>
    </style:style>
    <style:style style:name="T119" style:family="text">
      <style:text-properties style:text-position="sub 58%" style:font-name="標楷體1" officeooo:rsid="42577fa6"/>
    </style:style>
    <style:style style:name="T120" style:family="text">
      <style:text-properties style:text-position="sub 58%" style:font-name="標楷體1" officeooo:rsid="43a13241"/>
    </style:style>
    <style:style style:name="T121" style:family="text">
      <style:text-properties style:text-position="sub 58%" style:font-name="標楷體1" officeooo:rsid="43b0b308"/>
    </style:style>
    <style:style style:name="T122" style:family="text">
      <style:text-properties officeooo:rsid="418a4113"/>
    </style:style>
    <style:style style:name="T123" style:family="text">
      <style:text-properties officeooo:rsid="376c64b1"/>
    </style:style>
    <style:style style:name="T124" style:family="text">
      <style:text-properties officeooo:rsid="4221dc8a"/>
    </style:style>
    <style:style style:name="T125" style:family="text">
      <style:text-properties officeooo:rsid="422f9520"/>
    </style:style>
    <style:style style:name="T126" style:family="text">
      <style:text-properties officeooo:rsid="42338b02"/>
    </style:style>
    <style:style style:name="T127" style:family="text">
      <style:text-properties officeooo:rsid="41ea4d99"/>
    </style:style>
    <style:style style:name="T128" style:family="text">
      <style:text-properties style:text-position="super 58%" style:font-name="標楷體1"/>
    </style:style>
    <style:style style:name="T129" style:family="text">
      <style:text-properties style:text-position="super 58%" style:font-name="標楷體1" officeooo:rsid="420bd45e"/>
    </style:style>
    <style:style style:name="T130" style:family="text">
      <style:text-properties style:text-position="super 58%" style:font-name="標楷體1" officeooo:rsid="42439cd9"/>
    </style:style>
    <style:style style:name="T131" style:family="text">
      <style:text-properties style:text-position="super 58%" style:font-name="標楷體1" officeooo:rsid="42558899"/>
    </style:style>
    <style:style style:name="T132" style:family="text">
      <style:text-properties style:text-position="super 58%" style:font-name="標楷體1" officeooo:rsid="4376ef03" style:font-name-asian="標楷體1"/>
    </style:style>
    <style:style style:name="T133" style:family="text">
      <style:text-properties style:text-position="super 58%" style:font-name="標楷體1" officeooo:rsid="4378acd6" style:font-name-asian="標楷體1"/>
    </style:style>
    <style:style style:name="T134" style:family="text">
      <style:text-properties style:text-position="super 58%" style:font-name="標楷體1" officeooo:rsid="4379afaf" style:font-name-asian="標楷體1"/>
    </style:style>
    <style:style style:name="T135" style:family="text">
      <style:text-properties style:text-position="super 58%" style:font-name="標楷體1" officeooo:rsid="4386882c" style:font-name-asian="標楷體1"/>
    </style:style>
    <style:style style:name="T136" style:family="text">
      <style:text-properties style:text-position="super 58%" style:font-name="標楷體1" officeooo:rsid="43890932" style:font-name-asian="標楷體1"/>
    </style:style>
    <style:style style:name="T137" style:family="text">
      <style:text-properties style:text-position="super 58%" style:font-name="標楷體1" officeooo:rsid="4386882c"/>
    </style:style>
    <style:style style:name="T138" style:family="text">
      <style:text-properties officeooo:rsid="420a7ee4"/>
    </style:style>
    <style:style style:name="T139" style:family="text">
      <style:text-properties officeooo:rsid="423e13c0"/>
    </style:style>
    <style:style style:name="T140" style:family="text">
      <style:text-properties officeooo:rsid="424d1c54"/>
    </style:style>
    <style:style style:name="T141" style:family="text">
      <style:text-properties style:font-name="Arial1" officeooo:rsid="41ea4d99" style:font-name-asian="Arial1"/>
    </style:style>
    <style:style style:name="T142" style:family="text">
      <style:text-properties style:font-name="Arial1" officeooo:rsid="42d289da" style:font-name-asian="Arial1"/>
    </style:style>
    <style:style style:name="T143" style:family="text">
      <style:text-properties style:font-name="Arial1" officeooo:rsid="418a4113" style:font-name-asian="Arial1"/>
    </style:style>
    <style:style style:name="T144" style:family="text">
      <style:text-properties style:font-name="Arial1" officeooo:rsid="41195f75" style:font-name-asian="Arial1"/>
    </style:style>
    <style:style style:name="T145" style:family="text">
      <style:text-properties style:font-name="Arial1" officeooo:rsid="4221dc8a" style:font-name-asian="Arial1"/>
    </style:style>
    <style:style style:name="T146" style:family="text">
      <style:text-properties style:font-name="Arial1" style:text-underline-style="solid" style:text-underline-width="auto" style:text-underline-color="font-color" officeooo:rsid="41ea4d99" style:font-name-asian="Arial1"/>
    </style:style>
    <style:style style:name="T147" style:family="text">
      <style:text-properties fo:color="#1c1c1c"/>
    </style:style>
    <style:style style:name="T148" style:family="text">
      <style:text-properties fo:color="#1c1c1c" officeooo:rsid="43c88435"/>
    </style:style>
    <style:style style:name="T149" style:family="text">
      <style:text-properties officeooo:rsid="0a6d63ec"/>
    </style:style>
    <style:style style:name="T150" style:family="text">
      <style:text-properties style:text-underline-style="solid" style:text-underline-width="auto" style:text-underline-color="font-color"/>
    </style:style>
    <style:style style:name="T151" style:family="text">
      <style:text-properties style:text-underline-style="solid" style:text-underline-width="auto" style:text-underline-color="font-color" officeooo:rsid="0a6d63ec"/>
    </style:style>
    <style:style style:name="T152" style:family="text">
      <style:text-properties style:text-underline-style="solid" style:text-underline-width="auto" style:text-underline-color="font-color" officeooo:rsid="395ab652"/>
    </style:style>
    <style:style style:name="T153" style:family="text">
      <style:text-properties style:text-underline-style="solid" style:text-underline-width="auto" style:text-underline-color="font-color" officeooo:rsid="41ea4d99"/>
    </style:style>
    <style:style style:name="T154" style:family="text">
      <style:text-properties officeooo:rsid="42b89166"/>
    </style:style>
    <style:style style:name="T155" style:family="text">
      <style:text-properties fo:color="#010101"/>
    </style:style>
    <style:style style:name="T156" style:family="text">
      <style:text-properties fo:color="#010101" style:font-name="標楷體1" style:font-name-asian="標楷體1"/>
    </style:style>
    <style:style style:name="T157" style:family="text">
      <style:text-properties fo:color="#010101" style:font-name="標楷體1" officeooo:rsid="42e29570" style:font-name-asian="標楷體1"/>
    </style:style>
    <style:style style:name="T158" style:family="text">
      <style:text-properties fo:color="#010101" style:font-name="標楷體1" officeooo:rsid="42d289da" style:font-name-asian="標楷體1"/>
    </style:style>
    <style:style style:name="T159" style:family="text">
      <style:text-properties fo:color="#010101" style:font-name="標楷體1" officeooo:rsid="43159f7f" style:font-name-asian="標楷體1"/>
    </style:style>
    <style:style style:name="T160" style:family="text">
      <style:text-properties fo:color="#010101" style:font-name="標楷體1" officeooo:rsid="432f2bff" style:font-name-asian="標楷體1"/>
    </style:style>
    <style:style style:name="T161" style:family="text">
      <style:text-properties fo:color="#010101" style:font-name="標楷體1" officeooo:rsid="42e29570"/>
    </style:style>
    <style:style style:name="T162" style:family="text">
      <style:text-properties fo:color="#010101" style:font-name="標楷體1" fo:font-size="15pt" officeooo:rsid="43b2aec8" style:font-name-asian="標楷體1" style:font-size-asian="15pt" style:font-size-complex="15pt"/>
    </style:style>
    <style:style style:name="T163" style:family="text">
      <style:text-properties fo:color="#010101" style:font-name="標楷體1" fo:font-size="14pt" style:font-name-asian="標楷體1" style:font-size-asian="14pt" style:font-size-complex="14pt"/>
    </style:style>
    <style:style style:name="T164" style:family="text">
      <style:text-properties fo:color="#010101" style:font-name="標楷體1" officeooo:rsid="43aa4115"/>
    </style:style>
    <style:style style:name="T165" style:family="text">
      <style:text-properties fo:color="#010101" style:font-name="標楷體1"/>
    </style:style>
    <style:style style:name="T166" style:family="text">
      <style:text-properties fo:color="#010101" officeooo:rsid="41ea4d99"/>
    </style:style>
    <style:style style:name="T167" style:family="text">
      <style:text-properties fo:color="#010101" style:font-name="Arial1" officeooo:rsid="41ea4d99" style:font-name-asian="Arial1"/>
    </style:style>
    <style:style style:name="T168" style:family="text">
      <style:text-properties officeooo:rsid="43159f7f"/>
    </style:style>
    <style:style style:name="T169" style:family="text">
      <style:text-properties officeooo:rsid="43201109"/>
    </style:style>
    <style:style style:name="T170" style:family="text">
      <style:text-properties officeooo:rsid="43347dc1"/>
    </style:style>
    <style:style style:name="T171" style:family="text">
      <style:text-properties officeooo:rsid="434359b0"/>
    </style:style>
    <style:style style:name="T172" style:family="text">
      <style:text-properties officeooo:rsid="43474ae5"/>
    </style:style>
    <style:style style:name="T173" style:family="text">
      <style:text-properties officeooo:rsid="2f7a955a"/>
    </style:style>
    <style:style style:name="T174" style:family="text">
      <style:text-properties officeooo:rsid="438be94a"/>
    </style:style>
    <style:style style:name="T175" style:family="text">
      <style:text-properties officeooo:rsid="438be94a" style:font-name-asian="Arial1"/>
    </style:style>
    <style:style style:name="T176" style:family="text">
      <style:text-properties officeooo:rsid="43c88435" style:font-name-asian="Arial1"/>
    </style:style>
    <style:style style:name="T177" style:family="text">
      <style:text-properties style:font-name="標楷體" officeooo:rsid="43a13241"/>
    </style:style>
    <style:style style:name="T178" style:family="text">
      <style:text-properties officeooo:rsid="43c88435"/>
    </style:style>
    <style:style style:name="T179" style:family="text">
      <style:text-properties officeooo:rsid="43f15712"/>
    </style:style>
    <style:style style:name="T180" style:family="text">
      <style:text-properties officeooo:rsid="4410c6a6"/>
    </style:style>
    <style:style style:name="T181" style:family="text">
      <style:text-properties officeooo:rsid="2a54d6c6"/>
    </style:style>
    <style:style style:name="T182" style:family="text">
      <style:text-properties officeooo:rsid="4430e334"/>
    </style:style>
    <style:style style:name="T183" style:family="text">
      <style:text-properties officeooo:rsid="443d9811"/>
    </style:style>
    <style:style style:name="T184" style:family="text">
      <style:text-properties officeooo:rsid="445d459b"/>
    </style:style>
    <style:style style:name="T185" style:family="text">
      <style:text-properties officeooo:rsid="44601f83"/>
    </style:style>
    <style:style style:name="T186" style:family="text">
      <style:text-properties officeooo:rsid="4464623a"/>
    </style:style>
    <style:style style:name="T187" style:family="text">
      <style:text-properties officeooo:rsid="447d406b"/>
    </style:style>
    <style:style style:name="T188" style:family="text">
      <style:text-properties officeooo:rsid="4385b2e9"/>
    </style:style>
    <style:style style:name="T189" style:family="text">
      <style:text-properties style:font-name="標楷體1"/>
    </style:style>
    <style:style style:name="T190" style:family="text">
      <style:text-properties style:font-name="標楷體1" officeooo:rsid="43aa41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7126291" text:style-name="L1">
        <text:list-item>
          <text:p text:style-name="P1"><text:bookmark-start text:name="世界學"/>世界學<text:bookmark-end text:name="世界學"/></text:p>
          <text:list>
            <text:list-item>
              <text:p text:style-name="P15">世界學 是 好奇、瞭解、驗證（所有的）真實、投影、假想 世界、世界觀，的 學門。</text:p>
            </text:list-item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16">世界學 是，讓 投影世界觀（能夠）無限趨近於、無限近似於（所有的）真實世界 的 學門。</text:p>
                  <text:list>
                    <text:list-item>
                      <text:p text:style-name="P17">過去世界學 是，讓 投影世界觀（能夠）無限趨近於（過去的）真實世界 的 學門。</text:p>
                    </text:list-item>
                    <text:list-item>
                      <text:p text:style-name="P17">當下世界學 是，讓 投影世界觀（能夠）無限趨近於（當下的）真實世界 的 學門。</text:p>
                    </text:list-item>
                    <text:list-item>
                      <text:p text:style-name="P18">未來世界學 是，讓 投影世界觀（能夠）無限趨近於（未來的）真實世界 的 學門。</text:p>
                    </text:list-item>
                    <text:list-item>
                      <text:p text:style-name="P19">明顯例子，所有的真實世界<text:span text:style-name="T73"> </text:span><text:span text:style-name="T142">↔</text:span><text:span text:style-name="T73"> 河川</text:span>。<text:span text:style-name="T157">{、河床</text:span><text:span text:style-name="T158">、大地、地球、太陽系、銀河系、宇宙胞</text:span><text:span text:style-name="T161">}</text:span></text:p>
                      <text:list>
                        <text:list-item>
                          <text:p text:style-name="P20">過去的真實世界<text:span text:style-name="T73"> </text:span><text:span text:style-name="T142">↔</text:span><text:span text:style-name="T73"> 上游的其他個體、&lt;上游的 真實世界&gt;</text:span>。</text:p>
                        </text:list-item>
                        <text:list-item>
                          <text:p text:style-name="P20">當下的真實世界<text:span text:style-name="T73"> </text:span><text:span text:style-name="T142">↔</text:span><text:span text:style-name="T73"> 某一特定個體、&lt;_真實世界_&gt;</text:span>。</text:p>
                        </text:list-item>
                        <text:list-item>
                          <text:p text:style-name="P20">未來的真實世界<text:span text:style-name="T73"> </text:span><text:span text:style-name="T142">↔</text:span><text:span text:style-name="T73"> 下游的其他個體、&lt;下游的 真實世界&gt;</text:span>。</text:p>
                          <text:list>
                            <text:list-item>
                              <text:p text:style-name="P21">未來的真實世界的 投影世界觀<text:span text:style-name="T73"> </text:span><text:span text:style-name="T142">↔</text:span><text:span text:style-name="T73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抽象例子，所有的真實世界<text:span text:style-name="T73"> </text:span><text:span text:style-name="T142">↔</text:span><text:span text:style-name="T73"> f(x)曲線</text:span>。</text:p>
                      <text:list>
                        <text:list-item>
                          <text:p text:style-name="P18">過去的真實世界<text:span text:style-name="T73"> </text:span><text:span text:style-name="T142">↔</text:span><text:span text:style-name="T73"> f(x)的 某一特定點 之前的 其他點</text:span>。</text:p>
                        </text:list-item>
                        <text:list-item>
                          <text:p text:style-name="P18">當下的真實世界<text:span text:style-name="T73"> </text:span><text:span text:style-name="T142">↔</text:span><text:span text:style-name="T73"> f(x)的 該點</text:span>。</text:p>
                        </text:list-item>
                        <text:list-item>
                          <text:p text:style-name="P18">未來的真實世界<text:span text:style-name="T73"> </text:span><text:span text:style-name="T142">↔</text:span><text:span text:style-name="T73"> f(x)的 該點 之後的 其他點</text:span>。</text:p>
                          <text:list>
                            <text:list-item>
                              <text:p text:style-name="P22">未來的真實世界的 投影世界觀<text:span text:style-name="T73"> </text:span><text:span text:style-name="T142">↔</text:span><text:span text:style-name="T73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抽象例子，所有的真實世界<text:span text:style-name="T73"> </text:span><text:span text:style-name="T142">↔</text:span><text:span text:style-name="T73"> f(x)曲線、f(x)曲面、f(x)曲體</text:span>。</text:p>
                      <text:list>
                        <text:list-item>
                          <text:p text:style-name="P24">過去的真實世界<text:span text:style-name="T73"> </text:span><text:span text:style-name="T142">↔</text:span><text:span text:style-name="T73"> f(x)的某一特定 點、線段、面積(之前的)其他 點、線段、面積</text:span>。</text:p>
                        </text:list-item>
                        <text:list-item>
                          <text:p text:style-name="P25">當下的真實世界<text:span text:style-name="T73"> </text:span><text:span text:style-name="T142">↔</text:span><text:span text:style-name="T73"> f(x)的 該點、該線段、該面積</text:span>。</text:p>
                        </text:list-item>
                        <text:list-item>
                          <text:p text:style-name="P26">未來的真實世界<text:span text:style-name="T73"> </text:span><text:span text:style-name="T142">↔</text:span><text:span text:style-name="T73"> f(x)的 該點、該線段、該面積(之後的)其他 點、線段、面積</text:span>。</text:p>
                          <text:list>
                            <text:list-item>
                              <text:p text:style-name="P22">未來的真實世界的 投影世界觀<text:span text:style-name="T73"> </text:span><text:span text:style-name="T142">↔</text:span><text:span text:style-name="T73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1"> 是</text:span><text:span text:style-name="T1"> </text:span>感測、記錄、好奇、觀察、驗<text:span text:style-name="T16">證、拆解、組裝、拓展</text:span><text:span text:style-name="T5"> </text:span><text:span text:style-name="T1">世界的</text:span>現象<text:span text:style-name="T16">、</text:span>本質<text:span text:style-name="T1"> 的 學門</text:span>。</text:p>
                </text:list-item>
                <text:list-item>
                  <text:p text:style-name="P27">世界學<text:span text:style-name="T154">的 研究方法 是</text:span> 感測、記錄、好奇、觀察、驗證、拆解、組裝、拓展 世界的 現象。</text:p>
                </text:list-item>
                <text:list-item>
                  <text:p text:style-name="P27">世界學<text:span text:style-name="T154">的 研究方法 是</text:span> 感測、記錄、好奇、觀察、驗證、拆解、組裝、拓展 世界的 本質。</text:p>
                </text:list-item>
                <text:list-item>
                  <text:p text:style-name="P28">世界學<text:span text:style-name="T154">的 研究方法 是</text:span> 發散、收斂 世界的 現象、本質。</text:p>
                </text:list-item>
                <text:list-item>
                  <text:p text:style-name="P28">世界學<text:span text:style-name="T154">的 研究方法 是</text:span> 抽象化、跨領域移植、實體化 世界的 現象、本質。</text:p>
                </text:list-item>
              </text:list>
            </text:list-item>
            <text:list-item>
              <text:p text:style-name="P29">明顯例子，世界（現象、本質）<text:span text:style-name="T141">↔</text:span><text:span text:style-name="T127"> </text:span>函數。</text:p>
              <text:list>
                <text:list-item>
                  <text:p text:style-name="P167">（接下來的描述在 <text:span text:style-name="T150">世界學</text:span> 文件群的 <text:span text:style-name="T150">函數</text:span>的 <text:span text:style-name="T150">明顯例子，世界（現象、本質）</text:span><text:span text:style-name="T146">↔</text:span><text:span text:style-name="T153"> </text:span><text:span text:style-name="T150">函數</text:span>）</text:p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30">明顯例子，救護車 發出 聲響。</text:p>
              <text:list>
                <text:list-item>
                  <text:p text:style-name="P3">救護車<text:span text:style-name="T1">（低於 音速）</text:span>遠離 →<text:span text:style-name="T12"> 聲音 出現 紅移</text:span><text:span text:style-name="T2">現象</text:span><text:span text:style-name="T12">。</text:span></text:p>
                </text:list-item>
                <text:list-item>
                  <text:p text:style-name="P4">救護車<text:span text:style-name="T1">（低於 音速）</text:span>靠近 →<text:span text:style-name="T12"> 聲音 出現 紫移</text:span><text:span text:style-name="T2">現象</text:span>。</text:p>
                  <text:list>
                    <text:list-item>
                      <text:p text:style-name="P31">明顯例子，假定，飛機的 飛行速度 低於 音速。</text:p>
                      <text:list>
                        <text:list-item>
                          <text:p text:style-name="P31">飛機、駕駛員 會 先碰到 第<text:span text:style-name="T24">t</text:span><text:span text:style-name="T112">t&lt;T</text:span><text:span text:style-name="T19">秒的力</text:span>，之後 才碰到 第<text:span text:style-name="T18">T</text:span><text:span text:style-name="T19">秒的力</text:span>。</text:p>
                          <text:list>
                            <text:list-item>
                              <text:p text:style-name="P31">駕駛員 是 在飛機內的 個體。</text:p>
                            </text:list-item>
                            <text:list-item>
                              <text:p text:style-name="P31">飛機、駕駛員 有機率認定，先出現第<text:span text:style-name="T24">t</text:span><text:span text:style-name="T112">t&lt;T</text:span><text:span text:style-name="T19">秒的力</text:span>，之後才出現第<text:span text:style-name="T18">T</text:span><text:span text:style-name="T19">秒的力</text:span>。</text:p>
                            </text:list-item>
                            <text:list-item>
                              <text:p text:style-name="P31">飛機、駕駛員 會 先碰到 第<text:span text:style-name="T17">t</text:span><text:span text:style-name="T19">秒的力</text:span>，之後 才碰到第（<text:span text:style-name="T17">t</text:span><text:span text:style-name="T21">+1</text:span><text:span text:style-name="T18">）</text:span><text:span text:style-name="T19">秒的力</text:span>。</text:p>
                              <text:list>
                                <text:list-item>
                                  <text:p text:style-name="P31">前方的個體 有機率認定，因果正常。</text:p>
                                </text:list-item>
                                <text:list-item>
                                  <text:p text:style-name="P31">前方的個體 有機率認定，先有 因 才有 果。</text:p>
                                </text:list-item>
                                <text:list-item>
                                  <text:p text:style-name="P31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">前方的個體 會 先碰到 第<text:span text:style-name="T24">t</text:span><text:span text:style-name="T112">t&lt;T</text:span><text:span text:style-name="T19">秒的力、</text:span>飛機，之後 才碰到 第<text:span text:style-name="T18">T</text:span><text:span text:style-name="T19">秒的 力</text:span>。</text:p>
                          <text:list>
                            <text:list-item>
                              <text:p text:style-name="P31">前方的個體 是 在飛機外 並且 在飛機前方 的 個體。</text:p>
                            </text:list-item>
                            <text:list-item>
                              <text:p text:style-name="P31">前方的個體 有機率認定，先出現第<text:span text:style-name="T24">t</text:span><text:span text:style-name="T112">t&lt;T</text:span><text:span text:style-name="T19">秒的力</text:span>，之後才出現第<text:span text:style-name="T18">T</text:span><text:span text:style-name="T19">秒的力</text:span>。</text:p>
                            </text:list-item>
                            <text:list-item>
                              <text:p text:style-name="P31">前方的個體 會 先碰到 第<text:span text:style-name="T17">t</text:span><text:span text:style-name="T19">秒的力</text:span>，之後 才碰到第（<text:span text:style-name="T17">t</text:span><text:span text:style-name="T21">+1</text:span><text:span text:style-name="T18">）</text:span><text:span text:style-name="T19">秒的力</text:span>。</text:p>
                              <text:list>
                                <text:list-item>
                                  <text:p text:style-name="P31">前方的個體 有機率認定，因果正常。</text:p>
                                </text:list-item>
                                <text:list-item>
                                  <text:p text:style-name="P31">前方的個體 有機率認定，先有 因 才有 果。</text:p>
                                </text:list-item>
                                <text:list-item>
                                  <text:p text:style-name="P31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13"> 聲音 出現 紫移</text:span><text:span text:style-name="T10">現象</text:span><text:span text:style-name="T13">、音爆</text:span><text:span text:style-name="T10">現象</text:span><text:span text:style-name="T13">、</text:span><text:span text:style-name="T3">從前到後型</text:span><text:span text:style-name="T14">後移現象</text:span>。</text:p>
                  <text:list>
                    <text:list-item>
                      <text:p text:style-name="P32">（對於 救護車 來說，力、聲音 的）相對速度<text:span text:style-name="T16"> = 音速–</text:span>救護車<text:span text:style-name="T16">速度</text:span>。</text:p>
                    </text:list-item>
                    <text:list-item>
                      <text:p text:style-name="P32">（對於 救護車 來說，力、聲音 的）相對位置<text:span text:style-name="T16"> = 相對</text:span>速度<text:span text:style-name="T16"> * </text:span><text:span text:style-name="T20">t</text:span>。</text:p>
                      <text:list>
                        <text:list-item>
                          <text:p text:style-name="P92"><text:span text:style-name="T27">t的 初始值 是 0</text:span>。</text:p>
                        </text:list-item>
                        <text:list-item>
                          <text:p text:style-name="P32">位置，第<text:span text:style-name="T25">t秒</text:span>的力 後面於 第（<text:span text:style-name="T16">t+</text:span><text:span text:style-name="T26">1）</text:span>秒的力 <text:span text:style-name="T143">↔</text:span><text:span text:style-name="T122"> 後移現象</text:span>。</text:p>
                          <text:list>
                            <text:list-item>
                              <text:p text:style-name="P32">前方的個體 聽到的聲音 是 反序、反向順序、逆向順序 聲音。</text:p>
                              <text:list>
                                <text:list-item>
                                  <text:p text:style-name="P33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32">前方的個體 先聽到 第（<text:span text:style-name="T16">t+</text:span><text:span text:style-name="T26">1）</text:span><text:span text:style-name="T25">秒</text:span>的聲音，然後才會聽到 第<text:span text:style-name="T25">t</text:span>秒的聲音。</text:p>
                            </text:list-item>
                            <text:list-item>
                              <text:p text:style-name="P6">第<text:span text:style-name="T25">t秒</text:span>的力<text:span text:style-name="T1">的位置 </text:span>後面於 第<text:span text:style-name="T1">（</text:span><text:span text:style-name="T16">t+</text:span><text:span text:style-name="T26">1</text:span><text:span text:style-name="T6">）</text:span>秒的力<text:span text:style-name="T1">的位置 </text:span><text:span text:style-name="T143">↔</text:span><text:span text:style-name="T122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明顯例子，飛機 等速度飛行。</text:p>
                      <text:list>
                        <text:list-item>
                          <text:p text:style-name="P34">駕駛員、飛機內的空氣 靜止不動。</text:p>
                        </text:list-item>
                        <text:list-item>
                          <text:p text:style-name="P34">駕駛員、飛機內的空氣 蘊含的 力，不會 因為 等速度飛行，從 飛機內 跑到飛機外。</text:p>
                          <text:list>
                            <text:list-item>
                              <text:p text:style-name="P32">不會 從飛機內跑到飛機外 <text:span text:style-name="T144">↔</text:span><text:span text:style-name="T108"> 沒有 </text:span>後移現象。</text:p>
                              <text:list>
                                <text:list-item>
                                  <text:p text:style-name="P32">等速度飛行，飛機內 <text:span text:style-name="T108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4">駕駛員、飛機內的空氣 蘊含的 力，會 因為 超音速飛行，從 飛機前 跑到 飛機後。</text:p>
                          <text:list>
                            <text:list-item>
                              <text:p text:style-name="P34">會 從飛機前跑到飛機後 <text:span text:style-name="T144">↔</text:span><text:span text:style-name="T108"> 有 </text:span>後移現象。</text:p>
                              <text:list>
                                <text:list-item>
                                  <text:p text:style-name="P34">超音速飛行，飛機前的 聲音 <text:span text:style-name="T108">有 後移現象</text:span>。</text:p>
                                  <text:list>
                                    <text:list-item>
                                      <text:p text:style-name="P34">該後移現象 是 <text:span text:style-name="T14">從前到後型後移現象</text:span>。</text:p>
                                    </text:list-item>
                                    <text:list-item>
                                      <text:p text:style-name="P35"><text:span text:style-name="T14">從前到後型後移現象</text:span> 是 力 <text:span text:style-name="T14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">飛機外的空氣<text:span text:style-name="T19">（蘊含的 往前運動）的 力，會因為 超音速，從飛機前跑到飛機後</text:span>。</text:p>
                              <text:list>
                                <text:list-item>
                                  <text:p text:style-name="P32"><text:span text:style-name="T19">超音速</text:span>飛行，飛機外 <text:span text:style-name="T108">有 </text:span>後移現象<text:span text:style-name="T19">。</text:span></text:p>
                                  <text:list>
                                    <text:list-item>
                                      <text:p text:style-name="P32"><text:span text:style-name="T19">超音速</text:span> 等速度飛行、變速度飛行，飛機外 <text:span text:style-name="T108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32">第<text:span text:style-name="T16">T</text:span><text:span text:style-name="T19">秒的（往前運動的）力</text:span><text:span text:style-name="T15">，在 飛機 前方。</text:span></text:p>
                                  <text:list>
                                    <text:list-item>
                                      <text:p text:style-name="P32"><text:span text:style-name="T19">剛出現的（往前運動的）力</text:span><text:span text:style-name="T15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2">第<text:span text:style-name="T24">t</text:span><text:span text:style-name="T112">t&lt;T</text:span><text:span text:style-name="T19">秒的（往前運動的）力</text:span><text:span text:style-name="T15">，在 飛機 後方</text:span>。</text:p>
                                  <text:list>
                                    <text:list-item>
                                      <text:p text:style-name="P32"><text:span text:style-name="T19">已經出現一段時間的（往前運動的）力</text:span><text:span text:style-name="T15">，在 飛機 後方</text:span>。</text:p>
                                    </text:list-item>
                                    <text:list-item>
                                      <text:p text:style-name="P32"><text:span text:style-name="T24">t</text:span><text:span text:style-name="T112">t&lt;T</text:span><text:span text:style-name="T17"> &lt; T</text:span>。</text:p>
                                    </text:list-item>
                                    <text:list-item>
                                      <text:p text:style-name="P32">第<text:span text:style-name="T24">t</text:span><text:span text:style-name="T112">t&lt;T</text:span><text:span text:style-name="T19">秒的（往前運動的）力 </text:span><text:span text:style-name="T15">在 飛機 後方</text:span> <text:span text:style-name="T144">↔</text:span><text:span text:style-name="T108"> </text:span>後移現象。</text:p>
                                      <text:list>
                                        <text:list-item>
                                          <text:p text:style-name="P32">（對於 飛機 來說，力、聲音 的）相對速度<text:span text:style-name="T16"> = 音速–飛機速度</text:span>。</text:p>
                                        </text:list-item>
                                        <text:list-item>
                                          <text:p text:style-name="P32">（對於 飛機 來說，力、聲音 的）相對位置<text:span text:style-name="T16"> = 相對</text:span>速度<text:span text:style-name="T16">*（</text:span><text:span text:style-name="T22">T</text:span><text:span text:style-name="T16">–</text:span><text:span text:style-name="T20">t）</text:span>。</text:p>
                                        </text:list-item>
                                        <text:list-item>
                                          <text:p text:style-name="P10"><text:span text:style-name="T20">從前往後</text:span><text:span text:style-name="T8">型</text:span><text:span text:style-name="T20">後移</text:span><text:span text:style-name="T8">現象</text:span><text:span text:style-name="T20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13"> 聲音 出現 紫移</text:span><text:span text:style-name="T10">現象</text:span><text:span text:style-name="T13">、音爆</text:span><text:span text:style-name="T10">現象</text:span><text:span text:style-name="T13">、</text:span><text:span text:style-name="T10">從前到後型</text:span><text:span text:style-name="T13">後移現象</text:span><text:span text:style-name="T10">、從內到外型後移現象</text:span>。</text:p>
                  <text:list>
                    <text:list-item>
                      <text:p text:style-name="P36">明顯例子，飛機 超音速（加速度）飛行。</text:p>
                      <text:list>
                        <text:list-item>
                          <text:p text:style-name="P37">飛機外的 空氣 蘊含的 力，會 因為 超音速飛行，從 飛機前方 跑到 飛機後方。</text:p>
                          <text:list>
                            <text:list-item>
                              <text:p text:style-name="P37"><text:span text:style-name="T27">第T</text:span><text:span text:style-name="T28">秒</text:span><text:span text:style-name="T19">的 力 </text:span><text:span text:style-name="T15">在 飛機 前方</text:span>。</text:p>
                            </text:list-item>
                            <text:list-item>
                              <text:p text:style-name="P37">第<text:span text:style-name="T24">t</text:span><text:span text:style-name="T112">t&lt;T</text:span><text:span text:style-name="T19">秒的 力 </text:span><text:span text:style-name="T15">在 飛機 後方</text:span> <text:span text:style-name="T144">↔</text:span><text:span text:style-name="T108"> </text:span>後移現象、<text:span text:style-name="T108">從前到後型</text:span>後移現象。</text:p>
                              <text:list>
                                <text:list-item>
                                  <text:p text:style-name="P37">力 從 飛機前方 跑到 飛機後方 <text:span text:style-name="T144">↔</text:span><text:span text:style-name="T108"> </text:span>後移現象、<text:span text:style-name="T108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">駕駛員、飛機內的空氣 蘊含的 力，會 因為 加速度飛行，從 飛機內 跑到飛機外。</text:p>
                          <text:list>
                            <text:list-item>
                              <text:p text:style-name="P37">駕駛員、飛機內的空氣 向後移動。</text:p>
                            </text:list-item>
                            <text:list-item>
                              <text:p text:style-name="P36">力 會 從飛機內跑到飛機外 <text:span text:style-name="T144">↔</text:span><text:span text:style-name="T108"> 力 有 </text:span>後移現象。</text:p>
                              <text:list>
                                <text:list-item>
                                  <text:p text:style-name="P36">加速度飛行，飛機內的 聲音 <text:span text:style-name="T108">有 後移現象</text:span>。</text:p>
                                  <text:list>
                                    <text:list-item>
                                      <text:p text:style-name="P36">該後移現象 是 <text:span text:style-name="T14">從內到外型後移現象</text:span>。</text:p>
                                    </text:list-item>
                                    <text:list-item>
                                      <text:p text:style-name="P38"><text:span text:style-name="T14">從內到外型後移現象</text:span> 是 力 <text:span text:style-name="T14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假定，飛機 超音速飛行。</text:p>
                          <text:list>
                            <text:list-item>
                              <text:p text:style-name="P39">飛機、駕駛員 會 先碰到<text:span text:style-name="T27"> 第t</text:span><text:span text:style-name="T113">t&lt;T</text:span><text:span text:style-name="T27">秒的力，之後 才碰到 第T秒</text:span>的力。</text:p>
                              <text:list>
                                <text:list-item>
                                  <text:p text:style-name="P39">駕駛員 是 在飛機內的 個體。</text:p>
                                </text:list-item>
                                <text:list-item>
                                  <text:p text:style-name="P39">飛機、駕駛員 有機<text:span text:style-name="T27">率認定，先出現第t</text:span><text:span text:style-name="T113">t&lt;T</text:span><text:span text:style-name="T27">秒的力 之後才出現第T秒的</text:span>力。</text:p>
                                </text:list-item>
                                <text:list-item>
                                  <text:p text:style-name="P39">飛機、駕駛員 會 先碰到 第<text:span text:style-name="T27">t秒的力，之後 才碰到第（t+1）秒</text:span>的力。</text:p>
                                  <text:list>
                                    <text:list-item>
                                      <text:p text:style-name="P39">飛機、駕駛員 有機率認定，因果正常。</text:p>
                                    </text:list-item>
                                    <text:list-item>
                                      <text:p text:style-name="P39">飛機、駕駛員 有機率認定，先有 因 才有 果。</text:p>
                                    </text:list-item>
                                    <text:list-item>
                                      <text:p text:style-name="P39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9">前方的個體 會 先碰到 第<text:span text:style-name="T18">T</text:span><text:span text:style-name="T19">秒的力、</text:span>飛機，之後 才碰到 第<text:span text:style-name="T24">t</text:span><text:span text:style-name="T112">t&lt;T</text:span><text:span text:style-name="T19">秒的 力</text:span>。</text:p>
                              <text:list>
                                <text:list-item>
                                  <text:p text:style-name="P39">前方的個體 是 在飛機外 並且 在飛機前方 的 個體。</text:p>
                                </text:list-item>
                                <text:list-item>
                                  <text:p text:style-name="P39">前方的個體 有機率認定，先出現第<text:span text:style-name="T18">T</text:span><text:span text:style-name="T19">秒的力</text:span>，之後才出現第<text:span text:style-name="T24">t</text:span><text:span text:style-name="T112">t&lt;T</text:span><text:span text:style-name="T19">秒的力</text:span>。</text:p>
                                </text:list-item>
                                <text:list-item>
                                  <text:p text:style-name="P39">前方的個體 會 先碰到 第（<text:span text:style-name="T17">t</text:span><text:span text:style-name="T21">+1</text:span><text:span text:style-name="T18">）</text:span><text:span text:style-name="T19">秒的力</text:span>，之後 才碰到第<text:span text:style-name="T17">t</text:span><text:span text:style-name="T19">秒的力</text:span>。</text:p>
                                  <text:list>
                                    <text:list-item>
                                      <text:p text:style-name="P39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39">前方的個體 有機率認定，先有 果 才有 因。</text:p>
                                    </text:list-item>
                                    <text:list-item>
                                      <text:p text:style-name="P39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只是因為 參考坐標系的 不同，產生的 錯覺、認知偏誤。</text:p>
                    </text:list-item>
                  </text:list>
                </text:list-item>
                <text:list-item>
                  <text:p text:style-name="P40">救護車、空氣 固定不動 →<text:span text:style-name="T14"> 聲音 出現 沒有紅移現象、沒有紫移現象。</text:span></text:p>
                  <text:list>
                    <text:list-item>
                      <text:p text:style-name="P40">位置，第<text:span text:style-name="T25">t秒</text:span>的力 前面於 第（<text:span text:style-name="T16">t+</text:span><text:span text:style-name="T26">1）</text:span>秒的力。</text:p>
                      <text:list>
                        <text:list-item>
                          <text:p text:style-name="P40">前方的個體 聽到的聲音 是 正序、正向順序、順向順序 聲音。</text:p>
                        </text:list-item>
                        <text:list-item>
                          <text:p text:style-name="P41">前方的個體 先聽到 第<text:span text:style-name="T25">t秒</text:span>的聲音，然後才會聽到 第（<text:span text:style-name="T16">t+</text:span><text:span text:style-name="T26">1）</text:span>秒的聲音。</text:p>
                          <text:list>
                            <text:list-item>
                              <text:p text:style-name="P40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2">救護車固定不動、<text:span text:style-name="T109">空氣</text:span>（<text:span text:style-name="T109">等速度</text:span>）<text:span text:style-name="T109">靠近 →</text:span><text:span text:style-name="T110"> 聲音</text:span><text:span text:style-name="T14"> 出現 </text:span><text:span text:style-name="T110">沒有紅移、沒有紫移、沒有音爆</text:span><text:span text:style-name="T14"> 現象</text:span>。</text:p>
                  <text:list>
                    <text:list-item>
                      <text:p text:style-name="P93"><text:span text:style-name="T123">位置，第</text:span><text:span text:style-name="T25">t秒</text:span><text:span text:style-name="T123">的力 前面於 第（</text:span><text:span text:style-name="T23">t+</text:span><text:span text:style-name="T26">1）</text:span><text:span text:style-name="T123">秒的力</text:span>。</text:p>
                    </text:list-item>
                    <text:list-item>
                      <text:p text:style-name="P42">聲音的 速度<text:span text:style-name="T16"> =（空氣的速度 + 空氣傳遞聲音的速度</text:span>）。</text:p>
                      <text:list>
                        <text:list-item>
                          <text:p text:style-name="P8">聲音的 速度<text:span text:style-name="T16"> =</text:span><text:span text:style-name="T5">（</text:span><text:span text:style-name="T60">空氣的速度</text:span><text:span text:style-name="T16"> + 音速</text:span><text:span text:style-name="T1">）</text:span>。</text:p>
                          <text:list>
                            <text:list-item>
                              <text:p text:style-name="P42">個體的 速度 =（介質的速度<text:span text:style-name="T27"> + </text:span>宗速）。</text:p>
                            </text:list-item>
                            <text:list-item>
                              <text:p text:style-name="P43"><text:span text:style-name="T27">聲音 相對於 空氣，的 相對速度（仍然）是 音速</text:span>。</text:p>
                            </text:list-item>
                            <text:list-item>
                              <text:p text:style-name="P44">聲音 相對於 救護車，的 相對速度 是<text:span text:style-name="T27">（空氣的速度 + 音速）</text:span>。</text:p>
                            </text:list-item>
                          </text:list>
                        </text:list-item>
                        <text:list-item>
                          <text:p text:style-name="P45">明顯例子，假定，第一個個體 在 超音速（等速度）飛行的飛機 裡面，發出 聲響。</text:p>
                          <text:list>
                            <text:list-item>
                              <text:p text:style-name="P45">空氣 等速度運動，聲音 不會變成 更高頻的聲音、更低頻的聲音。</text:p>
                            </text:list-item>
                            <text:list-item>
                              <text:p text:style-name="P45">假定，第二個個體（也）在 飛機 裡面。</text:p>
                              <text:list>
                                <text:list-item>
                                  <text:p text:style-name="P45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45">假定，第三個個體 在 飛機 外面。</text:p>
                              <text:list>
                                <text:list-item>
                                  <text:p text:style-name="P46">第三個個體 有機率認定，該聲音的速度是<text:span text:style-name="T27">(飛機的速度+空氣傳遞聲音的速度)</text:span>。</text:p>
                                  <text:list>
                                    <text:list-item>
                                      <text:p text:style-name="P47">第三個個體 有機率認定，該聲音的 速度 是（超音速<text:span text:style-name="T27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明顯例子，地球 在做 高速 螺旋線運動。</text:p>
                      <text:list>
                        <text:list-item>
                          <text:p text:style-name="P47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48">抽象例子，空氣 攜帶、持有、傳遞 聲音。</text:p>
                    </text:list-item>
                    <text:list-item>
                      <text:p text:style-name="P47">抽象例子，曲線引擎，<text:span text:style-name="T124">空間</text:span> 攜帶、持有、傳遞 <text:span text:style-name="T124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14"> 聲音 出現 紅移</text:span><text:span text:style-name="T4">現象</text:span><text:span text:style-name="T14">、沒有音爆</text:span><text:span text:style-name="T4">現象</text:span>。</text:p>
                  <text:list>
                    <text:list-item>
                      <text:p text:style-name="P48">位置，第<text:span text:style-name="T25">t秒</text:span>的力 前面於 第（<text:span text:style-name="T16">t+</text:span><text:span text:style-name="T26">1）</text:span>秒的力。</text:p>
                    </text:list-item>
                    <text:list-item>
                      <text:p text:style-name="P49">聲音的 速度<text:span text:style-name="T27"> =（空氣的速度 + 空氣傳遞聲音的速度</text:span>）。</text:p>
                      <text:list>
                        <text:list-item>
                          <text:p text:style-name="P50">聲音的 速<text:span text:style-name="T27">度 =（空氣的速度 + 音速）。</text:span></text:p>
                          <text:list>
                            <text:list-item>
                              <text:p text:style-name="P50"><text:span text:style-name="T27">聲音 相對於 空氣，的 相對速度（仍然）是 音速</text:span>。</text:p>
                            </text:list-item>
                            <text:list-item>
                              <text:p text:style-name="P44">聲音 相對於 救護車，的 相對速度 是<text:span text:style-name="T27">（空氣的速度 + 音速）</text:span>。</text:p>
                            </text:list-item>
                          </text:list>
                        </text:list-item>
                        <text:list-item>
                          <text:p text:style-name="P51">聲音 <text:span text:style-name="T145">↔</text:span><text:span text:style-name="T124"> 光</text:span> <text:span text:style-name="T145">↔</text:span><text:span text:style-name="T124"> 載具、個體。</text:span></text:p>
                          <text:list>
                            <text:list-item>
                              <text:p text:style-name="P51">空氣 <text:span text:style-name="T145">↔</text:span><text:span text:style-name="T124"> 空間</text:span> <text:span text:style-name="T145">↔</text:span><text:span text:style-name="T124"> 介質</text:span>。</text:p>
                            </text:list-item>
                            <text:list-item>
                              <text:p text:style-name="P44">音速 <text:span text:style-name="T145">↔</text:span><text:span text:style-name="T124"> 光速</text:span> <text:span text:style-name="T145">↔</text:span><text:span text:style-name="T124"> 宗速</text:span>。</text:p>
                              <text:list>
                                <text:list-item>
                                  <text:p text:style-name="P94">音速的 向前分量<text:span text:style-name="T123"> </text:span><text:span text:style-name="T145">↔</text:span><text:span text:style-name="T124"> 光速</text:span>的 向前分量<text:span text:style-name="T124"> </text:span><text:span text:style-name="T145">↔</text:span><text:span text:style-name="T124"> 宗速</text:span>的 向前分量。</text:p>
                                </text:list-item>
                                <text:list-item>
                                  <text:p text:style-name="P95">向前速度<text:span text:style-name="T123"> </text:span><text:span text:style-name="T145">↔</text:span><text:span text:style-name="T124"> 向前</text:span>速度<text:span text:style-name="T124"> </text:span><text:span text:style-name="T145">↔</text:span><text:span text:style-name="T124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4">空氣 加速度運動 →<text:span text:style-name="T125"> </text:span>空氣密度 變小 →<text:span text:style-name="T126"> 聲音 紅移 → 聲音的 向前速度 變大</text:span>。</text:p>
                      <text:list>
                        <text:list-item>
                          <text:p text:style-name="P52">空氣密度 <text:span text:style-name="T145">↔</text:span><text:span text:style-name="T124"> 空間節點密度</text:span> <text:span text:style-name="T145">↔</text:span><text:span text:style-name="T124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2"><text:bookmark-start text:name="維度"/>維度<text:bookmark-end text:name="維度"/></text:p>
          <text:list>
            <text:list-item>
              <text:p text:style-name="P168">（相關描述在 <text:span text:style-name="T150">新生之書</text:span>的 <text:span text:style-name="T150">_</text:span> 文件群的 <text:span text:style-name="T150">維度</text:span>）</text:p>
            </text:list-item>
            <text:list-item>
              <text:p text:style-name="P52">點 的 移動維度（最多、上限）是 <text:span text:style-name="T74">1</text:span>維。</text:p>
              <text:list>
                <text:list-item>
                  <text:p text:style-name="P53">原因很明顯，點的 移動軌跡 不是 <text:span text:style-name="T76">2</text:span>條線。</text:p>
                </text:list-item>
                <text:list-item>
                  <text:p text:style-name="P54">原因很明顯，點的 移動軌跡 不是 <text:span text:style-name="T77">2</text:span><text:span text:style-name="T76">個</text:span>面。</text:p>
                </text:list-item>
                <text:list-item>
                  <text:p text:style-name="P53">原因很明顯，點的 移動軌跡 不是 <text:span text:style-name="T76">1個</text:span>面。</text:p>
                </text:list-item>
                <text:list-item>
                  <text:p text:style-name="P55">原因很明顯，點的 移動軌跡 是 <text:span text:style-name="T75">1</text:span>條線。</text:p>
                </text:list-item>
                <text:list-item>
                  <text:p text:style-name="P54">已知，點 的 移動維度（最多、上限）是 <text:span text:style-name="T74">1</text:span>維。</text:p>
                  <text:list>
                    <text:list-item>
                      <text:p text:style-name="P54">點的 空間維度（最多、上限）是 <text:span text:style-name="T74">1</text:span>維。</text:p>
                    </text:list-item>
                    <text:list-item>
                      <text:p text:style-name="P55">點的 時間維度（最多、上限）是 <text:span text:style-name="T74">1</text:span>維。</text:p>
                    </text:list-item>
                    <text:list-item>
                      <text:p text:style-name="P55">點的 時空維度（最多、上限）是 <text:span text:style-name="T74">1</text:span>維。</text:p>
                    </text:list-item>
                  </text:list>
                </text:list-item>
                <text:list-item>
                  <text:p text:style-name="P56">對於 某一特定點 來說，該點 的 移動維度（最多、上限）是 <text:span text:style-name="T74">1</text:span>維。</text:p>
                  <text:list>
                    <text:list-item>
                      <text:p text:style-name="P55">對於 某一特定<text:span text:style-name="T79">n</text:span><text:span text:style-name="T172">維</text:span>坐標系 來說，該點 的 移動維度（最多、上限）是 <text:span text:style-name="T79">n</text:span>維。</text:p>
                    </text:list-item>
                  </text:list>
                </text:list-item>
                <text:list-item>
                  <text:p text:style-name="P55">點的移動維度、坐標系 沒有 相關性、相依性。</text:p>
                  <text:list>
                    <text:list-item>
                      <text:p text:style-name="P57">點的移動維度、（<text:span text:style-name="T78">1</text:span><text:span text:style-name="T170">維（以上）的</text:span>）坐標系 沒有 相關性、相依性。</text:p>
                    </text:list-item>
                    <text:list-item>
                      <text:p text:style-name="P55">明顯例子，假定<text:span text:style-name="T27">，有 </text:span><text:span text:style-name="T29">3維</text:span><text:span text:style-name="T168">直角坐標系。</text:span></text:p>
                      <text:list>
                        <text:list-item>
                          <text:p text:style-name="P58">點 的 移動維度（最多、上限）<text:span text:style-name="T168">（仍然）</text:span>是 <text:span text:style-name="T74">1</text:span>維。</text:p>
                          <text:list>
                            <text:list-item>
                              <text:p text:style-name="P58">點的移動維度、<text:span text:style-name="T29">3維</text:span><text:span text:style-name="T168">直角坐標系</text:span> 沒有 相關性、相依性。</text:p>
                            </text:list-item>
                          </text:list>
                        </text:list-item>
                        <text:list-item>
                          <text:p text:style-name="P59">點 在 <text:span text:style-name="T29">3維</text:span><text:span text:style-name="T168">直角坐標系的 移動軌跡（仍然）是 </text:span><text:span text:style-name="T29">1條線</text:span>。<text:span text:style-name="T156">{</text:span><text:span text:style-name="T159">、</text:span><text:span text:style-name="T160">1個點}</text:span></text:p>
                        </text:list-item>
                        <text:list-item>
                          <text:p text:style-name="P59">對於 該點、<text:span text:style-name="T29">3維</text:span><text:span text:style-name="T168">直角坐標系 來說，該點的 移動軌跡 是 </text:span><text:span text:style-name="T29">1條線</text:span><text:span text:style-name="T27">。</text:span><text:span text:style-name="T156">{</text:span><text:span text:style-name="T159">、</text:span><text:span text:style-name="T160">1個點}</text:span></text:p>
                          <text:list>
                            <text:list-item>
                              <text:p text:style-name="P60">對於 該點 來說，自己<text:span text:style-name="T27">（最多 只能）</text:span>感測、交互作用<text:span text:style-name="T27"> </text:span><text:span text:style-name="T30">1個</text:span><text:span text:style-name="T169">維度</text:span>。</text:p>
                              <text:list>
                                <text:list-item>
                                  <text:p text:style-name="P61">對於 該點 來說，點（當下）（最多、只能夠<text:span text:style-name="T27">）</text:span>感測、交互作用<text:span text:style-name="T27"> </text:span><text:span text:style-name="T30">1個</text:span><text:span text:style-name="T169">維度</text:span>。</text:p>
                                </text:list-item>
                                <text:list-item>
                                  <text:p text:style-name="P62">對於 該<text:span text:style-name="T29">點</text:span><text:span text:style-name="T168"> 來說，自己的 移動軌跡 是</text:span><text:span text:style-name="T29"> </text:span><text:span text:style-name="T31">1</text:span><text:span text:style-name="T168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3">對於 <text:span text:style-name="T29">3維</text:span><text:span text:style-name="T168">直角坐標系</text:span> 來說，該點<text:span text:style-name="T27">（最多 只能）</text:span>感測、交互作用<text:span text:style-name="T27"> </text:span><text:span text:style-name="T33">3</text:span><text:span text:style-name="T30">個</text:span><text:span text:style-name="T169">維度</text:span>。</text:p>
                              <text:list>
                                <text:list-item>
                                  <text:p text:style-name="P63">對於 <text:span text:style-name="T29">3維</text:span><text:span text:style-name="T168">直角坐標系</text:span> 來說，該點（當下）（最多<text:span text:style-name="T27">）</text:span>感測、交互作用<text:span text:style-name="T27"> </text:span><text:span text:style-name="T34">3</text:span><text:span text:style-name="T30">個</text:span><text:span text:style-name="T169">維度</text:span>。</text:p>
                                </text:list-item>
                                <text:list-item>
                                  <text:p text:style-name="P64">對於 <text:span text:style-name="T29">3維</text:span><text:span text:style-name="T168">直角坐標系 來說，</text:span>該<text:span text:style-name="T168">點的 移動軌跡 是</text:span><text:span text:style-name="T29"> 3</text:span><text:span text:style-name="T168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5">明顯例子，假定<text:span text:style-name="T27">，有 </text:span><text:span text:style-name="T29">某一特定</text:span><text:span text:style-name="T32">n</text:span><text:span text:style-name="T29">維</text:span><text:span text:style-name="T168">坐標系</text:span>。</text:p>
                      <text:list>
                        <text:list-item>
                          <text:p text:style-name="P58">點 的 移動維度（最多、上限）<text:span text:style-name="T168">（仍然）</text:span>是 <text:span text:style-name="T74">1</text:span>維。</text:p>
                          <text:list>
                            <text:list-item>
                              <text:p text:style-name="P58">點的移動維度、<text:span text:style-name="T32">該n維</text:span><text:span text:style-name="T168">坐標系</text:span> 沒有 相關性、相依性。</text:p>
                              <text:list>
                                <text:list-item>
                                  <text:p text:style-name="P58">假定<text:span text:style-name="T27">，</text:span><text:span text:style-name="T36">n </text:span><text:span text:style-name="T37">≥</text:span><text:span text:style-name="T36"> 1</text:span><text:span text:style-name="T171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">點 在 <text:span text:style-name="T32">該n維</text:span><text:span text:style-name="T168">坐標系的 移動軌跡（仍然）是 </text:span><text:span text:style-name="T29">1條線</text:span>。<text:span text:style-name="T156">{</text:span><text:span text:style-name="T159">、</text:span><text:span text:style-name="T160">1個點}</text:span></text:p>
                        </text:list-item>
                        <text:list-item>
                          <text:p text:style-name="P67">對於 該點、<text:span text:style-name="T32">該n維</text:span><text:span text:style-name="T168">坐標系 來說，該點的 移動軌跡 是 </text:span><text:span text:style-name="T29">1條線</text:span><text:span text:style-name="T27">。</text:span><text:span text:style-name="T156">{</text:span><text:span text:style-name="T159">、</text:span><text:span text:style-name="T160">1個點}</text:span></text:p>
                          <text:list>
                            <text:list-item>
                              <text:p text:style-name="P68">對於 該點 來說，自己<text:span text:style-name="T27">（最多 只能）</text:span>感測、交互作用<text:span text:style-name="T27"> </text:span><text:span text:style-name="T30">1個</text:span><text:span text:style-name="T169">維度</text:span>。</text:p>
                              <text:list>
                                <text:list-item>
                                  <text:p text:style-name="P68">對於 該點 來說，點（當下）（最多、只能夠<text:span text:style-name="T27">）</text:span>感測、交互作用<text:span text:style-name="T27"> </text:span><text:span text:style-name="T30">1個</text:span><text:span text:style-name="T169">維度</text:span>。</text:p>
                                </text:list-item>
                                <text:list-item>
                                  <text:p text:style-name="P68">對於 該<text:span text:style-name="T29">點</text:span><text:span text:style-name="T168"> 來說，自己的 移動軌跡 是</text:span><text:span text:style-name="T29"> </text:span><text:span text:style-name="T31">1</text:span><text:span text:style-name="T168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8">對於 <text:span text:style-name="T32">該n維</text:span><text:span text:style-name="T168">坐標系</text:span> 來說，該點<text:span text:style-name="T27">（最多 只能）</text:span>感測、交互作用<text:span text:style-name="T27"> </text:span><text:span text:style-name="T35">n</text:span><text:span text:style-name="T30">個</text:span><text:span text:style-name="T169">維度</text:span>。</text:p>
                              <text:list>
                                <text:list-item>
                                  <text:p text:style-name="P68">對於 <text:span text:style-name="T32">該n維</text:span><text:span text:style-name="T168">坐標系</text:span> 來說，該點（當下）（最多<text:span text:style-name="T27">）</text:span>感測、交互作用<text:span text:style-name="T27"> </text:span><text:span text:style-name="T35">n</text:span><text:span text:style-name="T30">個</text:span><text:span text:style-name="T169">維度</text:span>。</text:p>
                                </text:list-item>
                                <text:list-item>
                                  <text:p text:style-name="P68">對於 <text:span text:style-name="T80">該n維</text:span><text:span text:style-name="T168">坐標系 來說，</text:span>該<text:span text:style-name="T168">點的 移動軌跡 是</text:span><text:span text:style-name="T81"> </text:span><text:span text:style-name="T82">n</text:span><text:span text:style-name="T168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bookmark-start text:name="函數"/>函數<text:bookmark-end text:name="函數"/></text:p>
          <text:list>
            <text:list-item>
              <text:p text:style-name="P69">明顯例子，世界（現象、本質）<text:span text:style-name="T141">↔</text:span><text:span text:style-name="T127"> </text:span>函數。</text:p>
              <text:list>
                <text:list-item>
                  <text:p text:style-name="P96"><text:span text:style-name="T123">現象 </text:span><text:span text:style-name="T141">↔</text:span><text:span text:style-name="T64"> </text:span><text:span text:style-name="T62">y</text:span>。</text:p>
                  <text:list>
                    <text:list-item>
                      <text:p text:style-name="P96">假定，<text:span text:style-name="T62">y</text:span><text:span text:style-name="T16"> = </text:span><text:span text:style-name="T62">f(x)</text:span>。</text:p>
                      <text:list>
                        <text:list-item>
                          <text:p text:style-name="P96"><text:span text:style-name="T123">現象 存在 </text:span><text:span text:style-name="T141">↔</text:span><text:span text:style-name="T127"> </text:span><text:span text:style-name="T63">y</text:span><text:span text:style-name="T16">曲線</text:span><text:span text:style-name="T63">、</text:span><text:span text:style-name="T62">f(x)</text:span><text:span text:style-name="T16">曲線</text:span><text:span text:style-name="T62"> 的 某一特定點</text:span>。</text:p>
                        </text:list-item>
                        <text:list-item>
                          <text:p text:style-name="P96"><text:span text:style-name="T123">現象 變化 </text:span><text:span text:style-name="T141">↔</text:span><text:span text:style-name="T127"> </text:span><text:span text:style-name="T64">y</text:span><text:span text:style-name="T16">曲線</text:span><text:span text:style-name="T64">、</text:span><text:span text:style-name="T62">f(x)</text:span><text:span text:style-name="T16">曲線</text:span><text:span text:style-name="T62"> 的 某一特定點的 變化</text:span>。</text:p>
                        </text:list-item>
                        <text:list-item>
                          <text:p text:style-name="P96">現象的 變量、變因、變化因子<text:span text:style-name="T123"> </text:span><text:span text:style-name="T141">↔</text:span><text:span text:style-name="T127"> </text:span><text:span text:style-name="T64">x</text:span>。</text:p>
                        </text:list-item>
                      </text:list>
                    </text:list-item>
                    <text:list-item>
                      <text:p text:style-name="P96">假定，<text:span text:style-name="T16">f(x) = </text:span><text:span text:style-name="T61">a * x</text:span><text:span text:style-name="T129">2</text:span><text:span text:style-name="T61"> + b * x + c</text:span>。</text:p>
                      <text:list>
                        <text:list-item>
                          <text:p text:style-name="P69">第<text:span text:style-name="T67">1</text:span>層本質 <text:span text:style-name="T141">↔</text:span><text:span text:style-name="T127"> </text:span><text:span text:style-name="T61">a * x</text:span><text:span text:style-name="T129">2</text:span><text:span text:style-name="T61"> + b * x + c</text:span>。</text:p>
                          <text:list>
                            <text:list-item>
                              <text:p text:style-name="P69">第<text:span text:style-name="T67">1</text:span>層本質 是 現象背後的 本質。</text:p>
                              <text:list>
                                <text:list-item>
                                  <text:p text:style-name="P96"><text:span text:style-name="T123">現象背後的 本質 </text:span><text:span text:style-name="T141">↔</text:span><text:span text:style-name="T64"> </text:span><text:span text:style-name="T123">現象背後的 原</text:span>因。</text:p>
                                </text:list-item>
                                <text:list-item>
                                  <text:p text:style-name="P96"><text:span text:style-name="T123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172"><text:span text:style-name="T149">（相關描述在 </text:span><text:span text:style-name="T151">新生之書</text:span><text:span text:style-name="T149">的 </text:span><text:span text:style-name="T151">哲學</text:span><text:span text:style-name="T149"> 文件群的 </text:span><text:span text:style-name="T152">亞里斯多德</text:span><text:span text:style-name="T149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9">假定，<text:span text:style-name="T65">x = g(z)</text:span><text:span text:style-name="T139">。</text:span></text:p>
                          <text:list>
                            <text:list-item>
                              <text:p text:style-name="P96"><text:span text:style-name="T123">（現象的）本質 存在 </text:span><text:span text:style-name="T141">↔</text:span><text:span text:style-name="T64"> x</text:span><text:span text:style-name="T16">曲線</text:span><text:span text:style-name="T63">、</text:span><text:span text:style-name="T66">g</text:span><text:span text:style-name="T62">(</text:span><text:span text:style-name="T66">z</text:span><text:span text:style-name="T62">)</text:span><text:span text:style-name="T16">曲線</text:span><text:span text:style-name="T62"> 的 某一特定點</text:span>。</text:p>
                            </text:list-item>
                            <text:list-item>
                              <text:p text:style-name="P96"><text:span text:style-name="T123">（現象的）本質 變化 </text:span><text:span text:style-name="T141">↔</text:span><text:span text:style-name="T127"> </text:span><text:span text:style-name="T64">x</text:span><text:span text:style-name="T16">曲線</text:span><text:span text:style-name="T64">、</text:span><text:span text:style-name="T66">g</text:span><text:span text:style-name="T62">(</text:span><text:span text:style-name="T66">z</text:span><text:span text:style-name="T62">)</text:span><text:span text:style-name="T16">曲線</text:span><text:span text:style-name="T62"> 的 某一特定點的 變化</text:span>。</text:p>
                            </text:list-item>
                            <text:list-item>
                              <text:p text:style-name="P96"><text:span text:style-name="T123">（現象的）本質</text:span>的 變量、變因、變化因子<text:span text:style-name="T123"> </text:span><text:span text:style-name="T141">↔</text:span><text:span text:style-name="T127"> </text:span><text:span text:style-name="T64">z</text:span>。</text:p>
                            </text:list-item>
                          </text:list>
                        </text:list-item>
                        <text:list-item>
                          <text:p text:style-name="P96">假定，<text:span text:style-name="T66">g</text:span><text:span text:style-name="T16">(</text:span><text:span text:style-name="T66">z</text:span><text:span text:style-name="T16">) = </text:span><text:span text:style-name="T66">d</text:span><text:span text:style-name="T61"> * </text:span><text:span text:style-name="T66">z</text:span><text:span text:style-name="T61"> + </text:span><text:span text:style-name="T66">e</text:span>。</text:p>
                          <text:list>
                            <text:list-item>
                              <text:p text:style-name="P69">（現象背後的 本質背後的）本質 <text:span text:style-name="T141">↔</text:span><text:span text:style-name="T127"> </text:span><text:span text:style-name="T66">d</text:span><text:span text:style-name="T61"> * </text:span><text:span text:style-name="T66">z</text:span><text:span text:style-name="T61"> + </text:span><text:span text:style-name="T66">e</text:span>。</text:p>
                              <text:list>
                                <text:list-item>
                                  <text:p text:style-name="P69">第<text:span text:style-name="T68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69"><text:span text:style-name="T72">x</text:span><text:span text:style-name="T69"> 是 </text:span>（現象背後的 本質背後的）本質的 現象。</text:p>
                              <text:list>
                                <text:list-item>
                                  <text:p text:style-name="P69"><text:span text:style-name="T66">g</text:span><text:span text:style-name="T69">(</text:span><text:span text:style-name="T66">z</text:span><text:span text:style-name="T69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69">明顯例子，感測、記錄、好奇、觀察、驗證、拆解、組裝 函數的 現象、本質。</text:p>
                            </text:list-item>
                            <text:list-item>
                              <text:p text:style-name="P69">明顯例子，某一特定個體 有機率 感測、記錄、好奇、拆解、組裝、拓展 現象。</text:p>
                              <text:list>
                                <text:list-item>
                                  <text:p text:style-name="P167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69">明顯例子，某一特定個體 有機率 感測、記錄、好奇、拆解、組裝、拓展 本質。</text:p>
                              <text:list>
                                <text:list-item>
                                  <text:p text:style-name="P167">該個體 有機率 感測、記錄、好奇（d * z + e）。</text:p>
                                </text:list-item>
                                <text:list-item>
                                  <text:p text:style-name="P167">該個體 有機率 感測、記錄、好奇、拆解出（d * z）。</text:p>
                                  <text:list>
                                    <text:list-item>
                                      <text:p text:style-name="P69">拆解<text:span text:style-name="T147">出</text:span> 的 明顯例子，學習<text:span text:style-name="T147">，各種 電路</text:span>元件、<text:span text:style-name="T147">經常使用的簡易電路</text:span>架構。</text:p>
                                      <text:list>
                                        <text:list-item>
                                          <text:p text:style-name="P167">（相關描述 在 <text:span text:style-name="T150">新生之書</text:span>的 <text:span text:style-name="T150">_</text:span> 文件群的 <text:span text:style-name="T150">數學</text:span> 的 <text:span text:style-name="T150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67">該個體 有機率 感測、記錄、好奇、組裝出、拓展出<text:span text:style-name="T16">（d / z）</text:span>。</text:p>
                                </text:list-item>
                                <text:list-item>
                                  <text:p text:style-name="P167">該個體 有機率 感測、記錄、好奇、拆解出<text:span text:style-name="T16"> z</text:span>。</text:p>
                                </text:list-item>
                                <text:list-item>
                                  <text:p text:style-name="P167">該個體 有機率 感測、記錄、好奇、拆解出 <text:span text:style-name="T16">e</text:span>。</text:p>
                                </text:list-item>
                                <text:list-item>
                                  <text:p text:style-name="P167">該個體 有機率 感測、記錄、好奇、組裝出、拓展出（<text:span text:style-name="T16">z + e</text:span>）。</text:p>
                                </text:list-item>
                                <text:list-item>
                                  <text:p text:style-name="P167">該個體 有機率 感測、記錄、好奇、組裝出、拓展出<text:span text:style-name="T16">（z–e</text:span>）。</text:p>
                                </text:list-item>
                                <text:list-item>
                                  <text:p text:style-name="P167">該個體 有機率 感測、記錄、好奇、組裝出、拓展出（<text:span text:style-name="T16">z</text:span><text:span text:style-name="T128">e</text:span>）。</text:p>
                                </text:list-item>
                                <text:list-item>
                                  <text:p text:style-name="P167">該個體 有機率 感測、記錄、好奇、組裝出、拓展出（<text:span text:style-name="T16">d</text:span><text:span text:style-name="T111">2</text:span><text:span text:style-name="T16"> * z + e</text:span><text:span text:style-name="T115">3</text:span>）。</text:p>
                                </text:list-item>
                                <text:list-item>
                                  <text:p text:style-name="P167">該個體 有機率 感測、記錄、好奇、組裝出、拓展出（<text:span text:style-name="T16">d</text:span><text:span text:style-name="T111">2</text:span><text:span text:style-name="T16">*z</text:span><text:span text:style-name="T128">2</text:span><text:span text:style-name="T16"> + e</text:span><text:span text:style-name="T111">2</text:span><text:span text:style-name="T16">*z + e</text:span><text:span text:style-name="T111">3</text:span>）。</text:p>
                                </text:list-item>
                                <text:list-item>
                                  <text:p text:style-name="P167">該個體 有機率 感測、記錄、好奇、組裝出、拓展出（<text:span text:style-name="T16">d</text:span><text:span text:style-name="T111">2</text:span><text:span text:style-name="T16"> * z + x / y</text:span>）。</text:p>
                                  <text:list>
                                    <text:list-item>
                                      <text:p text:style-name="P69">組裝<text:span text:style-name="T147">出</text:span>、拓展<text:span text:style-name="T147">出 </text:span>的 明顯例子，創造 <text:span text:style-name="T147">數學</text:span>工具。</text:p>
                                      <text:list>
                                        <text:list-item>
                                          <text:p text:style-name="P167">（相關描述 在 <text:span text:style-name="T150">新生之書</text:span>的 <text:span text:style-name="T150">_</text:span> 文件群的 <text:span text:style-name="T150">數學</text:span> 的 <text:span text:style-name="T150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">抽象例子，第<text:span text:style-name="T71">i</text:span>層本質 是（現象背後的（<text:span text:style-name="T16">本質背後的）</text:span><text:span text:style-name="T128">(</text:span><text:span text:style-name="T131">i</text:span><text:span text:style-name="T130">-1</text:span><text:span text:style-name="T128">)</text:span>）本質 <text:span text:style-name="T141">↔</text:span><text:span text:style-name="T64"> </text:span><text:span text:style-name="T83">y</text:span><text:span text:style-name="T114">i</text:span>。</text:p>
                      <text:list>
                        <text:list-item>
                          <text:p text:style-name="P69"><text:span text:style-name="T138">假定，</text:span><text:span text:style-name="T62">y</text:span><text:span text:style-name="T114">i</text:span><text:span text:style-name="T69"> = </text:span><text:span text:style-name="T62">f</text:span><text:span text:style-name="T114">i</text:span><text:span text:style-name="T62">(x</text:span><text:span text:style-name="T114">i</text:span><text:span text:style-name="T62">)</text:span>。</text:p>
                        </text:list-item>
                        <text:list-item>
                          <text:p text:style-name="P69">假定，<text:span text:style-name="T71">i</text:span><text:span text:style-name="T70"> &gt; 0</text:span><text:span text:style-name="T140">。</text:span></text:p>
                          <text:list>
                            <text:list-item>
                              <text:p text:style-name="P69">第<text:span text:style-name="T71">i</text:span>層本質 是（現象的（<text:span text:style-name="T16">本質的）</text:span><text:span text:style-name="T128">(</text:span><text:span text:style-name="T131">i</text:span><text:span text:style-name="T130">-1</text:span><text:span text:style-name="T128">)</text:span>）本質。</text:p>
                              <text:list>
                                <text:list-item>
                                  <text:p text:style-name="P69">第<text:span text:style-name="T71">i</text:span>層本質 存在 <text:span text:style-name="T141">↔</text:span><text:span text:style-name="T64"> </text:span><text:span text:style-name="T83">y</text:span><text:span text:style-name="T114">i</text:span><text:span text:style-name="T116">+</text:span><text:span text:style-name="T118">+</text:span><text:span text:style-name="T69">曲線（幾何、形狀、線上）</text:span><text:span text:style-name="T62">的 某一特定點</text:span>。</text:p>
                                </text:list-item>
                                <text:list-item>
                                  <text:p text:style-name="P69">第<text:span text:style-name="T71">i</text:span>層本質 變化 <text:span text:style-name="T141">↔</text:span><text:span text:style-name="T62"> 某一特定點（沿著、遵循著 </text:span><text:span text:style-name="T83">y</text:span><text:span text:style-name="T114">i</text:span><text:span text:style-name="T116">+</text:span><text:span text:style-name="T118">+</text:span><text:span text:style-name="T69">曲線 幾何）</text:span><text:span text:style-name="T62">的 變化</text:span>。</text:p>
                                  <text:list>
                                    <text:list-item>
                                      <text:p text:style-name="P69"><text:span text:style-name="T83">抽象例子，y</text:span><text:span text:style-name="T114">i</text:span><text:span text:style-name="T16"> </text:span><text:span text:style-name="T141">↔</text:span><text:span text:style-name="T64"> </text:span><text:span text:style-name="T61">x</text:span><text:span text:style-name="T83">。</text:span></text:p>
                                    </text:list-item>
                                    <text:list-item>
                                      <text:p text:style-name="P69"><text:span text:style-name="T83">抽象例子，y</text:span><text:span text:style-name="T114">i</text:span><text:span text:style-name="T69">曲線</text:span> <text:span text:style-name="T141">↔</text:span><text:span text:style-name="T127"> </text:span><text:span text:style-name="T61">a * x</text:span><text:span text:style-name="T129">2</text:span><text:span text:style-name="T61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69">第<text:span text:style-name="T71">i</text:span>層本質的 <text:span text:style-name="T138">變量</text:span> <text:span text:style-name="T141">↔</text:span><text:span text:style-name="T64"> </text:span><text:span text:style-name="T83">y</text:span><text:span text:style-name="T114">i</text:span><text:span text:style-name="T116">+</text:span><text:span text:style-name="T119">2</text:span>。</text:p>
                                </text:list-item>
                              </text:list>
                            </text:list-item>
                            <text:list-item>
                              <text:p text:style-name="P69"><text:span text:style-name="T83">y</text:span><text:span text:style-name="T114">i</text:span><text:span text:style-name="T69"> 是 </text:span><text:span text:style-name="T83">y</text:span><text:span text:style-name="T114">i</text:span><text:span text:style-name="T116">+</text:span><text:span text:style-name="T117">1</text:span><text:span text:style-name="T69">曲線的 單一現象、瞬間現象、當下現象</text:span>。</text:p>
                              <text:list>
                                <text:list-item>
                                  <text:p text:style-name="P69"><text:span text:style-name="T83">y</text:span><text:span text:style-name="T114">i</text:span><text:span text:style-name="T69"> 是 </text:span><text:span text:style-name="T83">y</text:span><text:span text:style-name="T114">i</text:span><text:span text:style-name="T116">-</text:span><text:span text:style-name="T117">1</text:span><text:span text:style-name="T69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69"><text:span text:style-name="T83">y</text:span><text:span text:style-name="T114">i</text:span><text:span text:style-name="T69">曲線 是 </text:span><text:span text:style-name="T83">y</text:span><text:span text:style-name="T114">i</text:span><text:span text:style-name="T116">+</text:span><text:span text:style-name="T117">1</text:span><text:span text:style-name="T69">曲線的 整體現象、可能性現象</text:span>。</text:p>
                              <text:list>
                                <text:list-item>
                                  <text:p text:style-name="P69"><text:span text:style-name="T83">y</text:span><text:span text:style-name="T114">i</text:span><text:span text:style-name="T69">曲線 是 </text:span><text:span text:style-name="T83">y</text:span><text:span text:style-name="T114">i</text:span><text:span text:style-name="T116">-</text:span><text:span text:style-name="T117">1</text:span><text:span text:style-name="T69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明顯例子，<text:span text:style-name="T173">物</text:span><text:span text:style-name="T69">體</text:span>（影子、存在<text:span text:style-name="T16">）</text:span><text:span text:style-name="T141">↔</text:span><text:span text:style-name="T127"> </text:span>函數。</text:p>
              <text:list>
                <text:list-item>
                  <text:p text:style-name="P71">存在 投影出 影子。</text:p>
                  <text:list>
                    <text:list-item>
                      <text:p text:style-name="P72">光 照射<text:span text:style-name="T69">（</text:span><text:span text:style-name="T173">物</text:span><text:span text:style-name="T69">體的）</text:span>存在 →<text:span text:style-name="T69">（</text:span><text:span text:style-name="T173">物</text:span><text:span text:style-name="T69">體的）</text:span>存在 投影出<text:span text:style-name="T69">（</text:span><text:span text:style-name="T173">物</text:span><text:span text:style-name="T69">體的）</text:span>影子。</text:p>
                    </text:list-item>
                    <text:list-item>
                      <text:p text:style-name="P169">光 照射<text:span text:style-name="T69">（</text:span><text:span text:style-name="T173">物</text:span><text:span text:style-name="T69">體 </text:span><text:span text:style-name="T84">以外</text:span><text:span text:style-name="T69">的）</text:span>存在 →<text:span text:style-name="T69">（其他</text:span><text:span text:style-name="T173">物</text:span><text:span text:style-name="T69">體的）</text:span>存在 投影出<text:span text:style-name="T69">（</text:span><text:span text:style-name="T173">物</text:span><text:span text:style-name="T69">體 </text:span><text:span text:style-name="T84">以外</text:span><text:span text:style-name="T69">的）</text:span>影子。</text:p>
                    </text:list-item>
                    <text:list-item>
                      <text:p text:style-name="P169">光 照射 <text:span text:style-name="T84">&lt;?</text:span><text:span text:style-name="T86">a</text:span><text:span text:style-name="T85">&gt;</text:span><text:span text:style-name="T84">真空</text:span> →<text:span text:style-name="T69">（</text:span><text:span text:style-name="T173">物</text:span><text:span text:style-name="T69">體、其他</text:span><text:span text:style-name="T173">物</text:span><text:span text:style-name="T69">體</text:span><text:span text:style-name="T84"> </text:span><text:span text:style-name="T69">的）不</text:span>存在 投影出 <text:span text:style-name="T69">亮光處</text:span>。</text:p>
                    </text:list-item>
                  </text:list>
                </text:list-item>
                <text:list-item>
                  <text:p text:style-name="P73"><text:span text:style-name="T69">牆壁 顯現（</text:span><text:span text:style-name="T173">物</text:span><text:span text:style-name="T69">體的）</text:span>影子 →<text:span text:style-name="T69">（</text:span><text:span text:style-name="T173">物</text:span><text:span text:style-name="T69">體的）</text:span>影子 輪廓出<text:span text:style-name="T69">（</text:span><text:span text:style-name="T173">物</text:span><text:span text:style-name="T69">體的）</text:span>存在。</text:p>
                </text:list-item>
                <text:list-item>
                  <text:p text:style-name="P74"><text:span text:style-name="T173">物</text:span><text:span text:style-name="T69">體</text:span>（影子、存在<text:span text:style-name="T16">）</text:span>。</text:p>
                  <text:list>
                    <text:list-item>
                      <text:p text:style-name="P75">影子。</text:p>
                      <text:list>
                        <text:list-item>
                          <text:p text:style-name="P76">影子<text:span text:style-name="T127"> </text:span><text:span text:style-name="T141">↔</text:span><text:span text:style-name="T127"> </text:span>現象、<text:span text:style-name="T69">（</text:span><text:span text:style-name="T173">亞里斯多德 認定的）感覺、表象</text:span>。</text:p>
                          <text:list>
                            <text:list-item>
                              <text:p text:style-name="P170">（現象 的 相關描述在 <text:span text:style-name="T150">世界學</text:span> 文件群的 <text:span text:style-name="T150">函數</text:span>的 <text:span text:style-name="T150">明顯例子，世界（現象、本質）</text:span><text:span text:style-name="T146">↔</text:span><text:span text:style-name="T153"> </text:span><text:span text:style-name="T150">函數</text:span>）</text:p>
                            </text:list-item>
                          </text:list>
                        </text:list-item>
                        <text:list-item>
                          <text:p text:style-name="P77">影子<text:span text:style-name="T69">的 </text:span>影子。</text:p>
                          <text:list>
                            <text:list-item>
                              <text:p text:style-name="P171">明顯例子，影子<text:span text:style-name="T69">的 </text:span>影子<text:span text:style-name="T69">的 </text:span>影子<text:span text:style-name="T69">的 </text:span>影子<text:span text:style-name="T69">的 </text:span>影子<text:span text:style-name="T69">的 </text:span>影子<text:span text:style-name="T69">的 </text:span>影子<text:span text:style-name="T69">的 </text:span>影子<text:span text:style-name="T69">的 </text:span>影子。</text:p>
                            </text:list-item>
                          </text:list>
                        </text:list-item>
                        <text:list-item>
                          <text:p text:style-name="P77">影子<text:span text:style-name="T69">的 </text:span>存在。</text:p>
                        </text:list-item>
                      </text:list>
                    </text:list-item>
                    <text:list-item>
                      <text:p text:style-name="P75">存在。</text:p>
                      <text:list>
                        <text:list-item>
                          <text:p text:style-name="P78">存在<text:span text:style-name="T127"> </text:span><text:span text:style-name="T141">↔</text:span><text:span text:style-name="T127"> </text:span>本質、<text:span text:style-name="T69">（</text:span><text:span text:style-name="T173">亞里斯多德 認定的）</text:span>背後的原因。</text:p>
                          <text:list>
                            <text:list-item>
                              <text:p text:style-name="P170">（本質 的 相關描述在 <text:span text:style-name="T150">世界學</text:span> 文件群的 <text:span text:style-name="T150">函數</text:span>的 <text:span text:style-name="T150">明顯例子，世界（現象、本質）</text:span><text:span text:style-name="T146">↔</text:span><text:span text:style-name="T153"> </text:span><text:span text:style-name="T150">函數</text:span>）</text:p>
                            </text:list-item>
                          </text:list>
                        </text:list-item>
                        <text:list-item>
                          <text:p text:style-name="P77">存在<text:span text:style-name="T69">的 </text:span>影子。</text:p>
                        </text:list-item>
                        <text:list-item>
                          <text:p text:style-name="P77">存在<text:span text:style-name="T69">的 </text:span>存在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<text:bookmark-start text:name="速度"/>速度<text:bookmark-end text:name="速度"/></text:p>
          <text:list>
            <text:list-item>
              <text:p text:style-name="P79">明顯例子，假定，某一特定個體 是 位移個體。</text:p>
              <text:list>
                <text:list-item>
                  <text:p text:style-name="P79">該個體 生存、生活 在 位移世界 當中。</text:p>
                  <text:list>
                    <text:list-item>
                      <text:p text:style-name="P79">該個體 以 位移 為 坐標系零點。</text:p>
                    </text:list-item>
                    <text:list-item>
                      <text:p text:style-name="P80">位移世界 <text:span text:style-name="T175">↔</text:span><text:span text:style-name="T174"> </text:span><text:span text:style-name="T89">路徑型真實世界</text:span>。</text:p>
                      <text:list>
                        <text:list-item>
                          <text:p text:style-name="P80">該個體 有機率認定，（自己<text:span text:style-name="T91">）</text:span>生存、生活 在 位移世界、<text:span text:style-name="T89">路徑型真實世界</text:span>。</text:p>
                        </text:list-item>
                        <text:list-item>
                          <text:p text:style-name="P80">該個體 有機率不知道，（自己<text:span text:style-name="T91">）</text:span>生存、生活 在 位移世界、<text:span text:style-name="T89">路徑型真實世界</text:span>。</text:p>
                        </text:list-item>
                        <text:list-item>
                          <text:p text:style-name="P173">（<text:span text:style-name="T89">路徑型真實世界 的相關描述在 </text:span><text:span text:style-name="T90">新生之書</text:span><text:span text:style-name="T89">的 </text:span><text:span text:style-name="T90">_</text:span><text:span text:style-name="T89"> 文件群的 </text:span><text:span text:style-name="T90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79">該個體 有機率認定 位移 是 位移、尺寸、空間。</text:p>
                  <text:list>
                    <text:list-item>
                      <text:p text:style-name="P81">對於 該個體 來說，位移 是 位移、尺寸、空間。</text:p>
                    </text:list-item>
                  </text:list>
                </text:list-item>
                <text:list-item>
                  <text:p text:style-name="P79">該個體 有機率認定 速度 是 速度。</text:p>
                </text:list-item>
                <text:list-item>
                  <text:p text:style-name="P79">該個體 有機率認定 位移變化的間隔、速度的間隔 是 時間。</text:p>
                </text:list-item>
                <text:list-item>
                  <text:p text:style-name="P79">假定，其他個體 在做 等位移運動、速度等於零的運動。</text:p>
                  <text:list>
                    <text:list-item>
                      <text:p text:style-name="P79">該個體 有機率認定，其他個體 在做 靜止運動。</text:p>
                    </text:list-item>
                  </text:list>
                </text:list-item>
                <text:list-item>
                  <text:p text:style-name="P79">假定，其他個體 在做 等速度運動。</text:p>
                  <text:list>
                    <text:list-item>
                      <text:p text:style-name="P79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77">明顯例子，假定，某一特定個體 是 速度個體。</text:p>
              <text:list>
                <text:list-item>
                  <text:p text:style-name="P82">該個體 生存、生活 在 速度世界 當中。</text:p>
                  <text:list>
                    <text:list-item>
                      <text:p text:style-name="P83">該個體 以 速度 為 坐標系零點。</text:p>
                    </text:list-item>
                    <text:list-item>
                      <text:p text:style-name="P84">速度世界 <text:span text:style-name="T175">↔</text:span><text:span text:style-name="T174"> 路徑微分</text:span><text:span text:style-name="T92">1</text:span><text:span text:style-name="T174">次</text:span><text:span text:style-name="T89">型真實世界</text:span>。</text:p>
                      <text:list>
                        <text:list-item>
                          <text:p text:style-name="P80">該個體 有機率認定，（自己<text:span text:style-name="T91">）</text:span>生存、生活 在 位移世界、<text:span text:style-name="T89">路徑型真實世界</text:span>。</text:p>
                        </text:list-item>
                        <text:list-item>
                          <text:p text:style-name="P80">該個體 有機率不知道，（自己<text:span text:style-name="T91">）</text:span>生存、生活 在 速度世界、<text:span text:style-name="T174">路徑微分</text:span><text:span text:style-name="T92">1</text:span><text:span text:style-name="T174">次</text:span><text:span text:style-name="T89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77">該個體 有機率認定 速度 是 位移、尺寸、空間。</text:p>
                  <text:list>
                    <text:list-item>
                      <text:p text:style-name="P81">對於 該個體 來說，速度 是 位移、尺寸、空間。</text:p>
                    </text:list-item>
                  </text:list>
                </text:list-item>
                <text:list-item>
                  <text:p text:style-name="P77">該個體 有機率認定 加速度 是 速度。</text:p>
                </text:list-item>
                <text:list-item>
                  <text:p text:style-name="P85">該個體 有機率認定 速度變化的間隔、加速度的間隔 是 時間。</text:p>
                </text:list-item>
                <text:list-item>
                  <text:p text:style-name="P85">假定，其他個體 在做 等速度運動、加速度等於零的運動。</text:p>
                  <text:list>
                    <text:list-item>
                      <text:p text:style-name="P85">該個體 有機率認定，其他個體 在做 靜止運動。</text:p>
                    </text:list-item>
                  </text:list>
                </text:list-item>
                <text:list-item>
                  <text:p text:style-name="P77">假定，其他個體 在做 等加速度運動。</text:p>
                  <text:list>
                    <text:list-item>
                      <text:p text:style-name="P77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86">明顯例子，假定，某一特定個體 是（<text:span text:style-name="T27">S</text:span><text:span text:style-name="T135">a</text:span><text:span text:style-name="T27"> / </text:span><text:span text:style-name="T41">t</text:span><text:span text:style-name="T135">b</text:span><text:span text:style-name="T41">）個體</text:span>。</text:p>
              <text:list>
                <text:list-item>
                  <text:p text:style-name="P87">該個體 生存、生活 在（<text:span text:style-name="T27">S</text:span><text:span text:style-name="T135">a</text:span><text:span text:style-name="T27"> / </text:span><text:span text:style-name="T41">t</text:span><text:span text:style-name="T135">b</text:span><text:span text:style-name="T41">）</text:span>世界 當中。</text:p>
                  <text:list>
                    <text:list-item>
                      <text:p text:style-name="P87">該個體 以（<text:span text:style-name="T27">S</text:span><text:span text:style-name="T135">a</text:span><text:span text:style-name="T27"> / </text:span><text:span text:style-name="T41">t</text:span><text:span text:style-name="T135">b</text:span><text:span text:style-name="T41">）</text:span>為 坐標系零點。</text:p>
                      <text:list>
                        <text:list-item>
                          <text:p text:style-name="P97"><text:span text:style-name="T88">a、b</text:span><text:span text:style-name="T16"> </text:span>是 某一特定數值。</text:p>
                        </text:list-item>
                      </text:list>
                    </text:list-item>
                    <text:list-item>
                      <text:p text:style-name="P98"><text:span text:style-name="T123">（</text:span><text:span text:style-name="T23">S</text:span><text:span text:style-name="T137">a</text:span><text:span text:style-name="T23"> / </text:span><text:span text:style-name="T91">t</text:span><text:span text:style-name="T137">b</text:span><text:span text:style-name="T91">）</text:span><text:span text:style-name="T123">世界 </text:span><text:span text:style-name="T175">↔</text:span><text:span text:style-name="T174"> 路徑積分</text:span><text:span text:style-name="T92">(</text:span><text:span text:style-name="T93">a</text:span><text:span text:style-name="T92">/</text:span><text:span text:style-name="T93">b</text:span><text:span text:style-name="T92">)</text:span><text:span text:style-name="T174">次</text:span><text:span text:style-name="T89">型真實世界</text:span>。</text:p>
                      <text:list>
                        <text:list-item>
                          <text:p text:style-name="P88">該個體 有機率認定，（自己<text:span text:style-name="T91">）</text:span>生存、生活 在 位移世界、<text:span text:style-name="T89">路徑型真實世界</text:span>。</text:p>
                        </text:list-item>
                        <text:list-item>
                          <text:p text:style-name="P88">該個體 有機率不知道，（自己<text:span text:style-name="T91">）</text:span>生存、生活 在（<text:span text:style-name="T16">S</text:span><text:span text:style-name="T137">a</text:span><text:span text:style-name="T16"> / </text:span><text:span text:style-name="T91">t</text:span><text:span text:style-name="T137">b</text:span><text:span text:style-name="T91">）</text:span>世界。</text:p>
                        </text:list-item>
                        <text:list-item>
                          <text:p text:style-name="P89">該個體 有機率不知道，（自己<text:span text:style-name="T91">）</text:span>生存、生活 在 <text:span text:style-name="T174">路徑積分</text:span><text:span text:style-name="T92">(</text:span><text:span text:style-name="T93">a</text:span><text:span text:style-name="T92">/</text:span><text:span text:style-name="T93">b</text:span><text:span text:style-name="T92">)</text:span><text:span text:style-name="T174">次</text:span><text:span text:style-name="T89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7">該個體 有機率認定（<text:span text:style-name="T27">S</text:span><text:span text:style-name="T135">a</text:span><text:span text:style-name="T27"> / </text:span><text:span text:style-name="T41">t</text:span><text:span text:style-name="T135">b</text:span><text:span text:style-name="T41">）</text:span>是 位移、尺寸、空間。</text:p>
                  <text:list>
                    <text:list-item>
                      <text:p text:style-name="P87">對於 該個體 來說，（<text:span text:style-name="T27">S</text:span><text:span text:style-name="T135">a</text:span><text:span text:style-name="T27"> / </text:span><text:span text:style-name="T41">t</text:span><text:span text:style-name="T135">b</text:span><text:span text:style-name="T41">）</text:span>是 位移、尺寸、空間。</text:p>
                    </text:list-item>
                  </text:list>
                </text:list-item>
                <text:list-item>
                  <text:p text:style-name="P90">該個體 有機率認定（<text:span text:style-name="T27">S</text:span><text:span text:style-name="T135">a</text:span><text:span text:style-name="T27"> / </text:span><text:span text:style-name="T41">t</text:span><text:span text:style-name="T136">b</text:span><text:span text:style-name="T132">+</text:span><text:span text:style-name="T133">1</text:span><text:span text:style-name="T41">）</text:span>是 速度。</text:p>
                  <text:list>
                    <text:list-item>
                      <text:p text:style-name="P90">該個體 有機率認定（<text:span text:style-name="T27">S</text:span><text:span text:style-name="T135">a</text:span><text:span text:style-name="T27"> / </text:span><text:span text:style-name="T41">t</text:span><text:span text:style-name="T136">b</text:span><text:span text:style-name="T132">+</text:span><text:span text:style-name="T134">2</text:span><text:span text:style-name="T41">）</text:span>是 加速度。</text:p>
                    </text:list-item>
                  </text:list>
                </text:list-item>
                <text:list-item>
                  <text:p text:style-name="P90">該個體 有機率認定（<text:span text:style-name="T27">S</text:span><text:span text:style-name="T135">a</text:span><text:span text:style-name="T27"> / </text:span><text:span text:style-name="T41">t</text:span><text:span text:style-name="T135">b</text:span><text:span text:style-name="T41">）</text:span>變化的間隔、（<text:span text:style-name="T27">S</text:span><text:span text:style-name="T135">a</text:span><text:span text:style-name="T27"> / </text:span><text:span text:style-name="T41">t</text:span><text:span text:style-name="T136">b</text:span><text:span text:style-name="T132">+</text:span><text:span text:style-name="T133">1</text:span><text:span text:style-name="T41">）</text:span>的間隔 是 時間。</text:p>
                </text:list-item>
                <text:list-item>
                  <text:p text:style-name="P90">假定，其他個體 在做 等（<text:span text:style-name="T27">S</text:span><text:span text:style-name="T135">a</text:span><text:span text:style-name="T27"> / </text:span><text:span text:style-name="T41">t</text:span><text:span text:style-name="T135">b</text:span><text:span text:style-name="T41">）</text:span>運動、（<text:span text:style-name="T27">S</text:span><text:span text:style-name="T135">a</text:span><text:span text:style-name="T27"> / </text:span><text:span text:style-name="T41">t</text:span><text:span text:style-name="T136">b</text:span><text:span text:style-name="T132">+</text:span><text:span text:style-name="T133">1</text:span><text:span text:style-name="T41">）</text:span>等於零的運動。</text:p>
                  <text:list>
                    <text:list-item>
                      <text:p text:style-name="P91">該個體 有機率認定，其他個體 在做 靜止運動。</text:p>
                    </text:list-item>
                  </text:list>
                </text:list-item>
                <text:list-item>
                  <text:p text:style-name="P90">假定，其他個體 在做 等（<text:span text:style-name="T27">S</text:span><text:span text:style-name="T135">a</text:span><text:span text:style-name="T27"> / </text:span><text:span text:style-name="T41">t</text:span><text:span text:style-name="T136">b</text:span><text:span text:style-name="T132">+</text:span><text:span text:style-name="T133">1</text:span><text:span text:style-name="T41">）</text:span>運動。</text:p>
                  <text:list>
                    <text:list-item>
                      <text:p text:style-name="P87">該個體 有機率認定，其他個體 在做 慣性運動、等（<text:span text:style-name="T27">S</text:span><text:span text:style-name="T135">a</text:span><text:span text:style-name="T27"> / </text:span><text:span text:style-name="T41">t</text:span><text:span text:style-name="T135">b</text:span><text:span text:style-name="T41">）</text:span>運動。</text:p>
                    </text:list-item>
                  </text:list>
                </text:list-item>
                <text:list-item>
                  <text:p text:style-name="P87">該個體 有機率，從（<text:span text:style-name="T27">S</text:span><text:span text:style-name="T135">a</text:span><text:span text:style-name="T27"> / </text:span><text:span text:style-name="T41">t</text:span><text:span text:style-name="T135">b</text:span><text:span text:style-name="T41">）個體 變成</text:span>（<text:span text:style-name="T27">S</text:span><text:span text:style-name="T135">c</text:span><text:span text:style-name="T27"> / </text:span><text:span text:style-name="T41">t</text:span><text:span text:style-name="T135">d</text:span><text:span text:style-name="T41">）個體</text:span>。</text:p>
                  <text:list>
                    <text:list-item>
                      <text:p text:style-name="P99"><text:span text:style-name="T87">c、d</text:span><text:span text:style-name="T16"> </text:span>是 某一特定數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距離"/>距離<text:bookmark-end text:name="距離"/></text:p>
          <text:list>
            <text:list-item>
              <text:p text:style-name="P100">尺度 <text:span text:style-name="T176">↔</text:span><text:span text:style-name="T178"> 存在、變化</text:span><text:span text:style-name="T148">、</text:span><text:span text:style-name="T147">存在的影子、存在的存在、存在的變化</text:span><text:span text:style-name="T148">、變化的影子</text:span><text:span text:style-name="T147">、</text:span><text:span text:style-name="T148">變化的存在</text:span>。</text:p>
            </text:list-item>
            <text:list-item>
              <text:p text:style-name="P12">距離 越遠，尺度 越小。</text:p>
              <text:list>
                <text:list-item>
                  <text:p text:style-name="P101">明顯例子，第一個個體 距離 第二個個體 越遠。</text:p>
                  <text:list>
                    <text:list-item>
                      <text:p text:style-name="P101">對於 第一個個體 來說，第二個個體的<text:span text:style-name="T91"> </text:span><text:span text:style-name="T96">存在、變化</text:span> 越小。</text:p>
                      <text:list>
                        <text:list-item>
                          <text:p text:style-name="P102">以 第一個個體 為 坐標系零點，第二個個體的<text:span text:style-name="T91"> </text:span><text:span text:style-name="T96">存在、變化 </text:span>越小。</text:p>
                        </text:list-item>
                      </text:list>
                    </text:list-item>
                    <text:list-item>
                      <text:p text:style-name="P103">對於 第二個個體 來說，第二個個體的<text:span text:style-name="T91"> </text:span><text:span text:style-name="T96">存在、變化 正常</text:span>。<text:span text:style-name="T163">{對於（當下的）第二個個體 來說}</text:span></text:p>
                      <text:list>
                        <text:list-item>
                          <text:p text:style-name="P104">以 第二個個體 為 坐標系零點，第二個個體的<text:span text:style-name="T91"> </text:span><text:span text:style-name="T96">存在、變化 正常</text:span>。</text:p>
                          <text:list>
                            <text:list-item>
                              <text:p text:style-name="P105"><text:span text:style-name="T96">存在、變化 </text:span>正常 是 <text:span text:style-name="T96">存在、變化 </text:span>沒有變形、沒有扭曲、沒有失真。</text:p>
                            </text:list-item>
                            <text:list-item>
                              <text:p text:style-name="P105">原因很明顯<text:span text:style-name="T27">，</text:span><text:span text:style-name="T44">當下，</text:span>第二個個體、第二個<text:span text:style-name="T27">個體 之</text:span>間的 相對距離 不變、無法改變。</text:p>
                              <text:list>
                                <text:list-item>
                                  <text:p text:style-name="P106">假定，第二個個體 沒有 時空旅行、分裂、複製、融合、繁衍、分形、遞迴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7">抽象描述，假定，第二個個<text:span text:style-name="T27">體（本身）</text:span>沒有 變形。</text:p>
                          <text:list>
                            <text:list-item>
                              <text:p text:style-name="P107">明顯例子，第二個個<text:span text:style-name="T27">體(本身)</text:span>沒有 變形、分裂、複製、融合、繁衍、分形、遞迴。</text:p>
                              <text:list>
                                <text:list-item>
                                  <text:p text:style-name="P107">變形 的 明顯例子，變大、變寬、變鈍角。</text:p>
                                </text:list-item>
                                <text:list-item>
                                  <text:p text:style-name="P107">變化 的 明顯例子，變大、變寬、變鈍角、變亮、變熱、位移。</text:p>
                                </text:list-item>
                              </text:list>
                            </text:list-item>
                            <text:list-item>
                              <text:p text:style-name="P108">對於 第二個個體 來說，第二個個體的<text:span text:style-name="T91"> </text:span><text:span text:style-name="T96">存在、變化 正常</text:span>。</text:p>
                              <text:list>
                                <text:list-item>
                                  <text:p text:style-name="P109">以 第二個個體 為 坐標系零點，第二個個體的<text:span text:style-name="T91"> </text:span><text:span text:style-name="T96">存在、變化 正常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0">抽象描述，假定，第二個個<text:span text:style-name="T27">體（本身）</text:span>有 變形。</text:p>
                          <text:list>
                            <text:list-item>
                              <text:p text:style-name="P110">對於<text:span text:style-name="T27">(當下的)</text:span>第二個個體 來說，<text:span text:style-name="T27">(當下的)</text:span>第二個個體的<text:span text:style-name="T91"> </text:span><text:span text:style-name="T96">存在、變化 正常</text:span>。</text:p>
                            </text:list-item>
                            <text:list-item>
                              <text:p text:style-name="P110">以<text:span text:style-name="T27">(當下的)</text:span>第二個個體 為坐標系零點，<text:span text:style-name="T27">(當下的)</text:span>第二個個體的<text:span text:style-name="T91"> </text:span><text:span text:style-name="T96">存在、變化 正常</text:span>。</text:p>
                            </text:list-item>
                            <text:list-item>
                              <text:p text:style-name="P108">對於<text:span text:style-name="T27">(過去的)第二個個體 來說，(當下的)</text:span>第二個個體的<text:span text:style-name="T91"> </text:span><text:span text:style-name="T96">存在、變化 有機率變形</text:span>。</text:p>
                            </text:list-item>
                            <text:list-item>
                              <text:p text:style-name="P111"><text:span text:style-name="T27">以(過去的)第二個個體 為坐標系零點，(當下的)</text:span>第二個個體的<text:span text:style-name="T91"> </text:span><text:span text:style-name="T96">存在 有機率變形</text:span>。</text:p>
                            </text:list-item>
                            <text:list-item>
                              <text:p text:style-name="P111"><text:span text:style-name="T27">以(過去的)第二個個體 為坐標系零點，(當下的)</text:span>第二個個體的<text:span text:style-name="T91"> 變化</text:span><text:span text:style-name="T96"> 有機率變形</text:span>。</text:p>
                            </text:list-item>
                            <text:list-item>
                              <text:p text:style-name="P111">明顯例子，假定，在<text:span text:style-name="T98">10000</text:span><text:span text:style-name="T180">年前，</text:span>某一特定個體 待在 地球。</text:p>
                              <text:list>
                                <text:list-item>
                                  <text:p text:style-name="P111">假定，當下，該個體 待在 月球。</text:p>
                                </text:list-item>
                                <text:list-item>
                                  <text:p text:style-name="P112">對於 （<text:span text:style-name="T98">當下</text:span><text:span text:style-name="T180">的</text:span>）該個體 來說，（<text:span text:style-name="T98">當下</text:span><text:span text:style-name="T180">的</text:span>）該個體的 體重 沒有改變。</text:p>
                                </text:list-item>
                                <text:list-item>
                                  <text:p text:style-name="P113">對於 （<text:span text:style-name="T98">10000</text:span><text:span text:style-name="T180">年前的</text:span>）該個體 來說，（<text:span text:style-name="T98">當下</text:span><text:span text:style-name="T180">的</text:span>）該個體的 體重 有改變。</text:p>
                                </text:list-item>
                              </text:list>
                            </text:list-item>
                            <text:list-item>
                              <text:p text:style-name="P113">假定，過去的、當下的 時間差 無限趨近於零。</text:p>
                              <text:list>
                                <text:list-item>
                                  <text:p text:style-name="P114">對於<text:span text:style-name="T27">(過去的)第二個個體 來說，(當下的)</text:span>第二個個體的<text:span text:style-name="T96">存在 無限趨近於正常</text:span>。</text:p>
                                </text:list-item>
                                <text:list-item>
                                  <text:p text:style-name="P114">對於<text:span text:style-name="T27">(過去的)第二個個體 來說，(當下的)</text:span>第二個個體的變化<text:span text:style-name="T96"> 無限趨近於正常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">明顯例子，第一個個體、第二個個體 之間的 相對</text:span>距離 越遠。</text:p>
                      <text:list>
                        <text:list-item>
                          <text:p text:style-name="P13"><text:span text:style-name="T1">對於 第一個個體 來說，第二個個體的</text:span><text:span text:style-name="T9"> </text:span><text:span text:style-name="T96">存在、變化</text:span> 越小。</text:p>
                          <text:list>
                            <text:list-item>
                              <text:p text:style-name="P115">以 第一個個體 為 坐標系零點，第二個個體的<text:span text:style-name="T91"> </text:span><text:span text:style-name="T96">存在、變化 正常</text:span>。</text:p>
                            </text:list-item>
                          </text:list>
                        </text:list-item>
                        <text:list-item>
                          <text:p text:style-name="P116">對於 第二個個體 來說，第二個個體的<text:span text:style-name="T91"> </text:span><text:span text:style-name="T96">存在、變化</text:span> 越小。</text:p>
                          <text:list>
                            <text:list-item>
                              <text:p text:style-name="P115">以 第二個個體 為 坐標系零點，第二個個體的<text:span text:style-name="T91"> </text:span><text:span text:style-name="T96">存在、變化 正常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7">明顯例子，距離 越遠，<text:span text:style-name="T96">存在</text:span><text:span text:style-name="T16"> </text:span>越小。</text:p>
              <text:list>
                <text:list-item>
                  <text:p text:style-name="P118">明顯例子，距離 越遠，<text:span text:style-name="T96">存在</text:span><text:span text:style-name="T16"> </text:span>越小。</text:p>
                  <text:list>
                    <text:list-item>
                      <text:p text:style-name="P119">明顯例子，第一個個體 距離 第二個個體 越遠。</text:p>
                      <text:list>
                        <text:list-item>
                          <text:p text:style-name="P119">對於 第一個個體 來說，第二個個體的<text:span text:style-name="T91"> </text:span>長度、佔據（畫面的）長度 越小。</text:p>
                        </text:list-item>
                        <text:list-item>
                          <text:p text:style-name="P120">以 第一個個體 為 坐標系零點，第二個個體的<text:span text:style-name="T91"> </text:span>長度、佔據（畫面的）長度 越小。</text:p>
                        </text:list-item>
                      </text:list>
                    </text:list-item>
                    <text:list-item>
                      <text:p text:style-name="P119">明顯例子，第一個個體 距離 第二個個體 越遠。</text:p>
                      <text:list>
                        <text:list-item>
                          <text:p text:style-name="P120">對於 第一個個體 來說，第二個個體的<text:span text:style-name="T91"> </text:span>面積、佔據（畫面的）面積 越小。</text:p>
                        </text:list-item>
                        <text:list-item>
                          <text:p text:style-name="P120">以 第一個個體 為 坐標系零點，第二個個體的<text:span text:style-name="T91"> </text:span>面積、佔據（畫面的）面積 越小。</text:p>
                        </text:list-item>
                      </text:list>
                    </text:list-item>
                    <text:list-item>
                      <text:p text:style-name="P101">明顯例子，第一個個體 距離 第二個個體 越遠。</text:p>
                      <text:list>
                        <text:list-item>
                          <text:p text:style-name="P121">對於 第一個個體 來說，第二個個體的<text:span text:style-name="T91"> </text:span><text:span text:style-name="T177">Π</text:span><text:span text:style-name="T95">(a</text:span><text:span text:style-name="T120">i</text:span><text:span text:style-name="T95">)</text:span> 越小。<text:span text:style-name="T162">{假定，第二個個體 是 長方個體}</text:span></text:p>
                        </text:list-item>
                        <text:list-item>
                          <text:p text:style-name="P122">以 第一個個體 為 坐標系零點，第二個個體的<text:span text:style-name="T91"> </text:span><text:span text:style-name="T177">Π</text:span><text:span text:style-name="T95">(a</text:span><text:span text:style-name="T120">i</text:span><text:span text:style-name="T95">)</text:span> <text:span text:style-name="T96"><text:s/></text:span>越小</text:p>
                        </text:list-item>
                      </text:list>
                    </text:list-item>
                    <text:list-item>
                      <text:p text:style-name="P122">明顯例子，第一個個體 距離 第二個個體 越遠。</text:p>
                      <text:list>
                        <text:list-item>
                          <text:p text:style-name="P122">對於 第一個個體 來說，第二個個體的<text:span text:style-name="T91"> </text:span><text:span text:style-name="T96">f(L</text:span><text:span text:style-name="T121">1</text:span><text:span text:style-name="T97">,…,L</text:span><text:span text:style-name="T121">n</text:span><text:span text:style-name="T96">)積分n次</text:span> 越小。</text:p>
                        </text:list-item>
                        <text:list-item>
                          <text:p text:style-name="P123">以 第一個個體 為 坐標系零點，第二個個體的<text:span text:style-name="T91"> </text:span><text:span text:style-name="T96">f(L</text:span><text:span text:style-name="T121">1</text:span><text:span text:style-name="T97">,…,L</text:span><text:span text:style-name="T121">n</text:span><text:span text:style-name="T96">)積分n次 </text:span>越小。</text:p>
                        </text:list-item>
                      </text:list>
                    </text:list-item>
                    <text:list-item>
                      <text:p text:style-name="P123">明顯例子，第一個個體 距離 第二個個體 越遠。</text:p>
                      <text:list>
                        <text:list-item>
                          <text:p text:style-name="P123">對於 第一個個體 來說，第二個個體的<text:span text:style-name="T91"> </text:span><text:span text:style-name="T96">f(L</text:span><text:span text:style-name="T121">1</text:span><text:span text:style-name="T97">,…,L</text:span><text:span text:style-name="T121">n</text:span><text:span text:style-name="T96">)微分n次</text:span> 越小。</text:p>
                        </text:list-item>
                        <text:list-item>
                          <text:p text:style-name="P117">以 第一個個體 為 坐標系零點，第二個個體的<text:span text:style-name="T91"> </text:span><text:span text:style-name="T96">f(L</text:span><text:span text:style-name="T121">1</text:span><text:span text:style-name="T97">,…,L</text:span><text:span text:style-name="T121">n</text:span><text:span text:style-name="T96">)微分n次 </text:span>越小。</text:p>
                        </text:list-item>
                      </text:list>
                    </text:list-item>
                  </text:list>
                </text:list-item>
                <text:list-item>
                  <text:p text:style-name="P117">明顯例子，距離 越遠，<text:span text:style-name="T96">存在</text:span><text:span text:style-name="T16"> </text:span>越小，密度 越大。</text:p>
                  <text:list>
                    <text:list-item>
                      <text:p text:style-name="P117">明顯例子，第一個個體 距離 第二個個體 越遠。</text:p>
                      <text:list>
                        <text:list-item>
                          <text:p text:style-name="P117">對於 第一個個體 來說，第二個個體的<text:span text:style-name="T91"> 密度</text:span>、佔據（畫面的）密度 越大。</text:p>
                        </text:list-item>
                        <text:list-item>
                          <text:p text:style-name="P124">以 第一個個體 為 坐標系零點，第二個個體的<text:span text:style-name="T91"> </text:span>密度、佔據（畫面的）密度 越大。</text:p>
                          <text:list>
                            <text:list-item>
                              <text:p text:style-name="P117">密度 的 明顯例子，土壤密度、水密度、空氣密度、空間節點密度、時間密度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7">明顯例子，第一個個體 距離 第二個個體 越遠。</text:p>
                      <text:list>
                        <text:list-item>
                          <text:p text:style-name="P124">對於 第一個個體 來說，第二個個體的<text:span text:style-name="T91"> 密度的密度</text:span>、佔<text:span text:style-name="T27">據</text:span><text:span text:style-name="T42">(</text:span><text:span text:style-name="T27">畫面的</text:span><text:span text:style-name="T42">)</text:span><text:span text:style-name="T27">密</text:span>度<text:span text:style-name="T91">的密度</text:span> 越大。</text:p>
                        </text:list-item>
                        <text:list-item>
                          <text:p text:style-name="P124">以 第一個個體 為 坐標系零點，第二個個體的<text:span text:style-name="T91"> 密度的密度</text:span> 越大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7">明顯例子，距離 越遠，<text:span text:style-name="T91">變化</text:span> 越小。</text:p>
              <text:list>
                <text:list-item>
                  <text:p text:style-name="P125">明顯例子，距離 越遠，<text:span text:style-name="T91">變化</text:span> 越小。</text:p>
                  <text:list>
                    <text:list-item>
                      <text:p text:style-name="P126">明顯例子，第一個個體 距離 第二個個體 越遠。</text:p>
                      <text:list>
                        <text:list-item>
                          <text:p text:style-name="P120">對於 第一個個體 來說，第二個個體的<text:span text:style-name="T91"> </text:span>位移、（畫面上的）移動距離 越小。</text:p>
                        </text:list-item>
                        <text:list-item>
                          <text:p text:style-name="P120">以 第一個個體 為 坐標系零點，第二個個體的<text:span text:style-name="T91"> </text:span>位移、（畫面上的）移動距離 越小。</text:p>
                        </text:list-item>
                      </text:list>
                    </text:list-item>
                    <text:list-item>
                      <text:p text:style-name="P126">明顯例子，第一個個體 距離 第二個個體 越遠。</text:p>
                      <text:list>
                        <text:list-item>
                          <text:p text:style-name="P120">對於 第一個個體 來說，第二個個體的<text:span text:style-name="T91"> </text:span>速度、（畫面上的）移動速度 越小。</text:p>
                        </text:list-item>
                        <text:list-item>
                          <text:p text:style-name="P120">以 第一個個體 為 坐標系零點，第二個個體的<text:span text:style-name="T91"> </text:span>速度、（畫面上的）移動速度 越小。</text:p>
                        </text:list-item>
                      </text:list>
                    </text:list-item>
                    <text:list-item>
                      <text:p text:style-name="P127">明顯例子，第一個個體 距離 第二個個體 越遠。</text:p>
                      <text:list>
                        <text:list-item>
                          <text:p text:style-name="P128">對於 第一個個體 來說，第二個個體的<text:span text:style-name="T123">（</text:span><text:span text:style-name="T23">S</text:span><text:span text:style-name="T137">a</text:span><text:span text:style-name="T23"> / </text:span><text:span text:style-name="T91">t</text:span><text:span text:style-name="T137">b</text:span><text:span text:style-name="T91">）</text:span> 越小。</text:p>
                        </text:list-item>
                        <text:list-item>
                          <text:p text:style-name="P129">以 第一個個體 為 坐標系零點，第二個個體的<text:span text:style-name="T123">（</text:span><text:span text:style-name="T23">S</text:span><text:span text:style-name="T137">a</text:span><text:span text:style-name="T23"> / </text:span><text:span text:style-name="T91">t</text:span><text:span text:style-name="T137">b</text:span><text:span text:style-name="T91">）</text:span> 越小。</text:p>
                        </text:list-item>
                      </text:list>
                    </text:list-item>
                    <text:list-item>
                      <text:p text:style-name="P129">明顯例子，第一個個體 距離 第二個個體 越遠。</text:p>
                      <text:list>
                        <text:list-item>
                          <text:p text:style-name="P129">對於 第一個個體 來說，第二個個體的<text:span text:style-name="T91"> </text:span><text:span text:style-name="T94">f(S)微分n次</text:span> 越小。</text:p>
                        </text:list-item>
                        <text:list-item>
                          <text:p text:style-name="P123">以 第一個個體 為 坐標系零點，第二個個體的<text:span text:style-name="T91"> </text:span><text:span text:style-name="T94">f(S)微分n次</text:span> 越小。</text:p>
                        </text:list-item>
                      </text:list>
                    </text:list-item>
                    <text:list-item>
                      <text:p text:style-name="P123">明顯例子，第一個個體 距離 第二個個體 越遠。</text:p>
                      <text:list>
                        <text:list-item>
                          <text:p text:style-name="P123">對於 第一個個體 來說，第二個個體的<text:span text:style-name="T91"> </text:span><text:span text:style-name="T94">f(S)積分n次</text:span> 越小。</text:p>
                        </text:list-item>
                        <text:list-item>
                          <text:p text:style-name="P130">以 第一個個體 為 坐標系零點，第二個個體的<text:span text:style-name="T91"> </text:span><text:span text:style-name="T94">f(S)積分n次</text:span> 越小。</text:p>
                        </text:list-item>
                      </text:list>
                    </text:list-item>
                  </text:list>
                </text:list-item>
                <text:list-item>
                  <text:p text:style-name="P131">明顯例子，距離 越遠，<text:span text:style-name="T91">變化</text:span> 越小。</text:p>
                  <text:list>
                    <text:list-item>
                      <text:p text:style-name="P131">明顯例子，第一個個體 距離 第二個個體 越遠。</text:p>
                      <text:list>
                        <text:list-item>
                          <text:p text:style-name="P132">對於 第一個個體 來說，第二個個體的<text:span text:style-name="T91"> 前進位移、上升位移、靠近位移</text:span> 越小。</text:p>
                        </text:list-item>
                        <text:list-item>
                          <text:p text:style-name="P132">以 第一個個體 為 坐標系零點，第二個個體的<text:span text:style-name="T91"> 前進、上升、靠近 位移 </text:span>越小。</text:p>
                        </text:list-item>
                      </text:list>
                    </text:list-item>
                    <text:list-item>
                      <text:p text:style-name="P131">明顯例子，第一個個體 距離 第二個個體 越遠。</text:p>
                      <text:list>
                        <text:list-item>
                          <text:p text:style-name="P133">對於 第一個個體 來說，第二個個體的<text:span text:style-name="T91"> 前進</text:span>速度<text:span text:style-name="T91">、上升</text:span>速度<text:span text:style-name="T91">、靠近</text:span>速度 越小。</text:p>
                        </text:list-item>
                        <text:list-item>
                          <text:p text:style-name="P133">以 第一個個體 為 坐標系零點，第二個個體的<text:span text:style-name="T91"> 前進、上升、靠近 </text:span>速度 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123">（</text:span><text:span text:style-name="T23">S</text:span><text:span text:style-name="T137">a</text:span><text:span text:style-name="T23"> / </text:span><text:span text:style-name="T91">t</text:span><text:span text:style-name="T137">b</text:span><text:span text:style-name="T91">）</text:span>越大，尺度 越小。</text:p>
              <text:list>
                <text:list-item>
                  <text:p text:style-name="P134"><text:span text:style-name="T38">∞ &gt; S、</text:span><text:span text:style-name="T40">t、</text:span><text:span text:style-name="T39">a、</text:span><text:span text:style-name="T40">b</text:span><text:span text:style-name="T38"> &gt; -∞</text:span>。</text:p>
                </text:list-item>
                <text:list-item>
                  <text:p text:style-name="P135">明顯例子，第一個個體<text:span text:style-name="T123">（</text:span><text:span text:style-name="T23">S</text:span><text:span text:style-name="T137">a</text:span><text:span text:style-name="T23"> / </text:span><text:span text:style-name="T91">t</text:span><text:span text:style-name="T137">b</text:span><text:span text:style-name="T91">）</text:span>第二個個體 越大。</text:p>
                  <text:list>
                    <text:list-item>
                      <text:p text:style-name="P135">對於 第一個個體 來說，第二個個體的<text:span text:style-name="T91"> </text:span><text:span text:style-name="T96">存在、變化</text:span> 越小。</text:p>
                    </text:list-item>
                    <text:list-item>
                      <text:p text:style-name="P135">以 第一個個體 為 坐標系零點，第二個個體的<text:span text:style-name="T91"> </text:span><text:span text:style-name="T96">存在、變化 </text:span>越小。</text:p>
                    </text:list-item>
                    <text:list-item>
                      <text:p text:style-name="P14"><text:span text:style-name="T1">明顯例子，第一個個體、第二個個體 之間的 相對</text:span><text:span text:style-name="T123">（</text:span><text:span text:style-name="T23">S</text:span><text:span text:style-name="T137">a</text:span><text:span text:style-name="T23"> / </text:span><text:span text:style-name="T91">t</text:span><text:span text:style-name="T137">b</text:span><text:span text:style-name="T91">）</text:span>越大。</text:p>
                      <text:list>
                        <text:list-item>
                          <text:p text:style-name="P14"><text:span text:style-name="T1">對於 第一個個體 來說，第二個個體的</text:span><text:span text:style-name="T9"> </text:span><text:span text:style-name="T96">存在、變化</text:span> 越小。</text:p>
                        </text:list-item>
                        <text:list-item>
                          <text:p text:style-name="P135">以 第一個個體 為 坐標系零點，第二個個體的<text:span text:style-name="T91"> </text:span><text:span text:style-name="T96">存在、變化 </text:span>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6">明顯例子，距離 越遠，波 越變形。</text:p>
              <text:list>
                <text:list-item>
                  <text:p text:style-name="P137">波 的 明顯例<text:span text:style-name="T27">子，</text:span><text:span text:style-name="T179">週期波、非週期波、脈衝波</text:span><text:span text:style-name="T27">、方波、弦波、</text:span><text:span text:style-name="T43">sin波、sin面波、sin體</text:span><text:span text:style-name="T179">波。</text:span></text:p>
                </text:list-item>
                <text:list-item>
                  <text:p text:style-name="P136">明顯例子，第一個個體 距離 第二個個體 越遠。</text:p>
                  <text:list>
                    <text:list-item>
                      <text:p text:style-name="P138">對於 第一個個體 來說，第二個個體的<text:span text:style-name="T91"> </text:span>頻率越大、振幅越小、相位差越小。</text:p>
                      <text:list>
                        <text:list-item>
                          <text:p text:style-name="P138">以 第一個個體 為 坐標系零點，第二個個體的<text:span text:style-name="T91"> </text:span>頻率越大、振幅越小、相位差越小。</text:p>
                        </text:list-item>
                      </text:list>
                    </text:list-item>
                    <text:list-item>
                      <text:p text:style-name="P139">對於 第二個個體 來說，第二個個體的 頻率、振幅、相位差 <text:span text:style-name="T96">正常</text:span>。</text:p>
                      <text:list>
                        <text:list-item>
                          <text:p text:style-name="P139">以 第二個個體 為 坐標系零點，第二個個體的 頻率、振幅、相位差 <text:span text:style-name="T96">正常</text:span>。</text:p>
                        </text:list-item>
                        <text:list-item>
                          <text:p text:style-name="P140">頻率、振幅、相位差<text:span text:style-name="T96"> </text:span>正常 是 頻率、振幅、相位差<text:span text:style-name="T96"> </text:span>沒有變形、沒有扭曲、沒有失真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1"><text:bookmark-start text:name="&lt;a&gt;個體"/><text:span text:style-name="T99">&lt;?</text:span><text:span text:style-name="T100">a&gt;</text:span><text:span text:style-name="T181">個體</text:span><text:bookmark-end text:name="&lt;a&gt;個體"/></text:p>
          <text:list>
            <text:list-item>
              <text:p text:style-name="P140">第一個個體 有機率（不會）完全蘊含 第二個個體。</text:p>
              <text:list>
                <text:list-item>
                  <text:p text:style-name="P140">明顯例子，假定，有 力。</text:p>
                  <text:list>
                    <text:list-item>
                      <text:p text:style-name="P142">假定，人類 蘊含 該力的<text:span text:style-name="T27"> </text:span><text:span text:style-name="T45">x%</text:span>。</text:p>
                    </text:list-item>
                    <text:list-item>
                      <text:p text:style-name="P142">假定，空氣 蘊含 該力的<text:span text:style-name="T27"> </text:span><text:span text:style-name="T45">y%</text:span><text:span text:style-name="T182">。</text:span></text:p>
                    </text:list-item>
                    <text:list-item>
                      <text:p text:style-name="P143"><text:span text:style-name="T101">100% </text:span><text:span text:style-name="T102">≥</text:span><text:span text:style-name="T103">（</text:span><text:span text:style-name="T101">x% + y%</text:span><text:span text:style-name="T103">）</text:span><text:span text:style-name="T102">≥</text:span><text:span text:style-name="T101"> x%、y% </text:span><text:span text:style-name="T102">≥</text:span><text:span text:style-name="T101"> 0%</text:span>。</text:p>
                    </text:list-item>
                  </text:list>
                </text:list-item>
                <text:list-item>
                  <text:p text:style-name="P143">明顯例子，假定，有 某一特定<text:span text:style-name="T46">&lt;?a&gt;</text:span><text:span text:style-name="T27">個體</text:span>。</text:p>
                  <text:list>
                    <text:list-item>
                      <text:p text:style-name="P144">假定，某一<text:span text:style-name="T27">特定</text:span><text:span text:style-name="T46">&lt;?b&gt;</text:span><text:span text:style-name="T27">個</text:span>體 蘊含 該<text:span text:style-name="T46">&lt;?a&gt;</text:span><text:span text:style-name="T27">個體</text:span><text:span text:style-name="T45">（本身、長度、位移、密度、頻率）</text:span>的<text:span text:style-name="T27"> </text:span><text:span text:style-name="T45">x%</text:span>。</text:p>
                    </text:list-item>
                    <text:list-item>
                      <text:p text:style-name="P144">假定，某一特<text:span text:style-name="T27">定</text:span><text:span text:style-name="T46">&lt;?c&gt;</text:span><text:span text:style-name="T27">個</text:span>體 蘊含 該<text:span text:style-name="T46">&lt;?a&gt;</text:span><text:span text:style-name="T27">個體</text:span><text:span text:style-name="T45">（本身、長度、位移、密度、頻率）</text:span>的<text:span text:style-name="T27"> </text:span><text:span text:style-name="T45">y%</text:span><text:span text:style-name="T182">。</text:span></text:p>
                    </text:list-item>
                    <text:list-item>
                      <text:p text:style-name="P144">假定，該<text:span text:style-name="T46">&lt;?</text:span><text:span text:style-name="T48">c</text:span><text:span text:style-name="T46">&gt;</text:span><text:span text:style-name="T27">個</text:span>體 完全蘊<text:span text:style-name="T27">含，該&lt;?</text:span><text:span text:style-name="T51">b&gt;個體 蘊含</text:span> 該<text:span text:style-name="T46">&lt;?a&gt;</text:span><text:span text:style-name="T27">個體，的 </text:span><text:span text:style-name="T51">z%</text:span>。</text:p>
                    </text:list-item>
                    <text:list-item>
                      <text:p text:style-name="P145"><text:span text:style-name="T16">1</text:span><text:span text:style-name="T27">00% ≥（x% + y% - </text:span><text:span text:style-name="T52">z%</text:span><text:span text:style-name="T27">）≥ x%、y% ≥</text:span><text:span text:style-name="T54"> z%</text:span><text:span text:style-name="T27"> ≥ 0%</text:span>。</text:p>
                      <text:list>
                        <text:list-item>
                          <text:p text:style-name="P144">假定，<text:span text:style-name="T52">z% = </text:span><text:span text:style-name="T27">y%</text:span>。</text:p>
                          <text:list>
                            <text:list-item>
                              <text:p text:style-name="P146">該<text:span text:style-name="T46">&lt;?</text:span><text:span text:style-name="T48">c</text:span><text:span text:style-name="T46">&gt;</text:span><text:span text:style-name="T27">個</text:span>體<text:span text:style-name="T183"> 完全蘊含 該</text:span><text:span text:style-name="T46">&lt;?</text:span><text:span text:style-name="T48">b</text:span><text:span text:style-name="T46">&gt;</text:span><text:span text:style-name="T27">個</text:span>體。</text:p>
                            </text:list-item>
                            <text:list-item>
                              <text:p text:style-name="P147"><text:span text:style-name="T16">1</text:span><text:span text:style-name="T27">00% ≥ x% ≥ y% ≥ 0%</text:span>。</text:p>
                            </text:list-item>
                            <text:list-item>
                              <text:p text:style-name="P148"><text:span text:style-name="T50">c &gt; </text:span><text:span text:style-name="T47">b </text:span><text:span text:style-name="T49">&gt;</text:span><text:span text:style-name="T27"> </text:span><text:span text:style-name="T47">a</text:span>。</text:p>
                            </text:list-item>
                          </text:list>
                        </text:list-item>
                        <text:list-item>
                          <text:p text:style-name="P149">假定，<text:span text:style-name="T27">y% &gt; </text:span><text:span text:style-name="T52">z%</text:span><text:span text:style-name="T27"> &gt; </text:span><text:span text:style-name="T55">0%</text:span>。</text:p>
                          <text:list>
                            <text:list-item>
                              <text:p text:style-name="P148">該<text:span text:style-name="T46">&lt;?</text:span><text:span text:style-name="T48">c</text:span><text:span text:style-name="T46">&gt;</text:span><text:span text:style-name="T27">個</text:span>體<text:span text:style-name="T183"> 部分蘊含 該</text:span><text:span text:style-name="T46">&lt;?</text:span><text:span text:style-name="T48">b</text:span><text:span text:style-name="T46">&gt;</text:span><text:span text:style-name="T27">個</text:span>體。</text:p>
                            </text:list-item>
                            <text:list-item>
                              <text:p text:style-name="P150"><text:span text:style-name="T16">1</text:span><text:span text:style-name="T27">00% ≥（x% + y% - </text:span><text:span text:style-name="T52">z%</text:span><text:span text:style-name="T27">）</text:span><text:span text:style-name="T53">&gt;</text:span><text:span text:style-name="T27"> x%、y% </text:span><text:span text:style-name="T54">&gt; z%</text:span><text:span text:style-name="T27"> &gt; 0%</text:span>。</text:p>
                            </text:list-item>
                            <text:list-item>
                              <text:p text:style-name="P148"><text:span text:style-name="T50">c &gt; </text:span><text:span text:style-name="T47">b </text:span><text:span text:style-name="T49">&gt;</text:span><text:span text:style-name="T27"> </text:span><text:span text:style-name="T47">a</text:span>。</text:p>
                            </text:list-item>
                          </text:list>
                        </text:list-item>
                        <text:list-item>
                          <text:p text:style-name="P151">假定，<text:span text:style-name="T52">z% = </text:span><text:span text:style-name="T56">0%</text:span>。</text:p>
                          <text:list>
                            <text:list-item>
                              <text:p text:style-name="P152"><text:span text:style-name="T183">該</text:span><text:span text:style-name="T46">&lt;?</text:span><text:span text:style-name="T48">b</text:span><text:span text:style-name="T46">&gt;</text:span><text:span text:style-name="T27">個</text:span>體、該<text:span text:style-name="T46">&lt;?</text:span><text:span text:style-name="T48">c</text:span><text:span text:style-name="T46">&gt;</text:span><text:span text:style-name="T27">個</text:span>體 沒有 蘊含。</text:p>
                            </text:list-item>
                            <text:list-item>
                              <text:p text:style-name="P143"><text:span text:style-name="T16">1</text:span><text:span text:style-name="T27">00% ≥（x% + y%）≥ x%、y% ≥ 0%</text:span>。</text:p>
                            </text:list-item>
                            <text:list-item>
                              <text:p text:style-name="P153"><text:span text:style-name="T104">b、</text:span><text:span text:style-name="T105">c</text:span><text:span text:style-name="T104"> </text:span><text:span text:style-name="T106">&gt;</text:span><text:span text:style-name="T16"> </text:span><text:span text:style-name="T104">a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3">當下</text:p>
          <text:list>
            <text:list-item>
              <text:p text:style-name="P154">明顯例子，假定，第一個個體、第二個個體 之間的 距離 是<text:span text:style-name="T16"> L公尺</text:span><text:span text:style-name="T184">。</text:span></text:p>
              <text:list>
                <text:list-item>
                  <text:p text:style-name="P155">假定，第一個個體 發射 某一特定個體 到 第二個個體。</text:p>
                  <text:list>
                    <text:list-item>
                      <text:p text:style-name="P155">第一個個體 發射（等速度運動的）該個體 到 第二個個體。</text:p>
                    </text:list-item>
                  </text:list>
                </text:list-item>
                <text:list-item>
                  <text:p text:style-name="P155">假定，第二個個體 接收到 該個體。</text:p>
                </text:list-item>
                <text:list-item>
                  <text:p text:style-name="P155">假定，發射、接收 之間的 時差 <text:span text:style-name="T27">是 T秒</text:span><text:span text:style-name="T185">。</text:span></text:p>
                  <text:list>
                    <text:list-item>
                      <text:p text:style-name="P155"><text:span text:style-name="T27">前進速度 = L / </text:span><text:span text:style-name="T57">T</text:span>。</text:p>
                    </text:list-item>
                  </text:list>
                </text:list-item>
                <text:list-item>
                  <text:p text:style-name="P156">（當下的）第一個個體 感測到、觀測到<text:span text:style-name="T16">（</text:span><text:span text:style-name="T27">（過去的</text:span>）第二個個體 發射的）該個體。</text:p>
                  <text:list>
                    <text:list-item>
                      <text:p text:style-name="P156">（<text:span text:style-name="T27">第</text:span><text:span text:style-name="T58">t</text:span><text:span text:style-name="T186">秒</text:span>的）第一個個體 感測到、觀測到<text:span text:style-name="T16">（</text:span><text:span text:style-name="T27">（第</text:span><text:span text:style-name="T58">t-</text:span><text:span text:style-name="T27">T秒的</text:span>）第二個個體 發射的）該個體。</text:p>
                      <text:list>
                        <text:list-item>
                          <text:p text:style-name="P157"><text:span text:style-name="T16">t 是 某一特定數值</text:span>。</text:p>
                        </text:list-item>
                      </text:list>
                    </text:list-item>
                    <text:list-item>
                      <text:p text:style-name="P163"><text:span text:style-name="T188">（</text:span><text:span text:style-name="T107">第</text:span><text:span text:style-name="T16">t</text:span>秒<text:span text:style-name="T188">的）第一個個體 </text:span>有機率認定，<text:span text:style-name="T107">（第</text:span><text:span text:style-name="T16">t-</text:span><text:span text:style-name="T107">T秒的</text:span><text:span text:style-name="T188">）第二個個體 發射出 該個體</text:span>。</text:p>
                    </text:list-item>
                  </text:list>
                </text:list-item>
                <text:list-item>
                  <text:p text:style-name="P157">假定，第二個個體（的 位置）正在遠離 第一個個體。</text:p>
                  <text:list>
                    <text:list-item>
                      <text:p text:style-name="P158"><text:span text:style-name="T27">L、T 變大</text:span>。</text:p>
                    </text:list-item>
                    <text:list-item>
                      <text:p text:style-name="P159"><text:span text:style-name="T107">前進</text:span>速度 不變。</text:p>
                    </text:list-item>
                    <text:list-item>
                      <text:p text:style-name="P165">假定，第一個個體的 <text:span text:style-name="T96">存在</text:span> <text:span text:style-name="T108">沒有 </text:span>變小<text:span text:style-name="T16">、</text:span>變大。</text:p>
                      <text:list>
                        <text:list-item>
                          <text:p text:style-name="P166">已知，第二個個體（的 位置）正在遠離 第一個個體。</text:p>
                        </text:list-item>
                        <text:list-item>
                          <text:p text:style-name="P164">第二個個體 感測到、觀測到，第一個個體的 <text:span text:style-name="T96">存在</text:span> 變小。</text:p>
                          <text:list>
                            <text:list-item>
                              <text:p text:style-name="P164"><text:span text:style-name="T96">存在</text:span><text:span text:style-name="T127"> </text:span><text:span text:style-name="T141">↔</text:span><text:span text:style-name="T96"> </text:span>尺度<text:span text:style-name="T96">。</text:span></text:p>
                              <text:list>
                                <text:list-item>
                                  <text:p text:style-name="P174">（尺度 的 相關描述在 <text:span text:style-name="T150">世界學</text:span> 文件群的 <text:span text:style-name="T150">距離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5">假定，第一個個體的 變化 <text:span text:style-name="T108">沒有 </text:span>變慢<text:span text:style-name="T16">、</text:span>變快。</text:p>
                      <text:list>
                        <text:list-item>
                          <text:p text:style-name="P166">已知，第二個個體（的 位置）正在遠離 第一個個體。</text:p>
                        </text:list-item>
                        <text:list-item>
                          <text:p text:style-name="P158">第二個個體 感測到、觀測到，第一個個體的 變化 變慢。</text:p>
                          <text:list>
                            <text:list-item>
                              <text:p text:style-name="P158">明顯例子，假定，第一個個體 在 喝水。</text:p>
                              <text:list>
                                <text:list-item>
                                  <text:p text:style-name="P158">第二個個體 有機率認定，第一個個體的 喝水動作 越來越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1">明顯例子，紅移。</text:p>
                    </text:list-item>
                  </text:list>
                </text:list-item>
                <text:list-item>
                  <text:p text:style-name="P162">假定，第二個個體（的 位置）正在接近 第一個個體。</text:p>
                  <text:list>
                    <text:list-item>
                      <text:p text:style-name="P162"><text:span text:style-name="T27">L、T 變小</text:span>。</text:p>
                    </text:list-item>
                    <text:list-item>
                      <text:p text:style-name="P159"><text:span text:style-name="T107">前進</text:span>速度 不變。</text:p>
                    </text:list-item>
                    <text:list-item>
                      <text:p text:style-name="P164">第二個個體 感測到、觀測到，第一個個體的 <text:span text:style-name="T96">存在</text:span> 變大。</text:p>
                    </text:list-item>
                    <text:list-item>
                      <text:p text:style-name="P161">第二個個體 感測到、觀測到，第一個個體的 變化 變快。</text:p>
                    </text:list-item>
                    <text:list-item>
                      <text:p text:style-name="P157">明顯例子，紫移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21:11:41.207000000</dc:date>
    <meta:editing-duration>P18DT6H44M44S</meta:editing-duration>
    <meta:editing-cycles>16235</meta:editing-cycles>
    <meta:document-statistic meta:table-count="0" meta:image-count="0" meta:object-count="0" meta:page-count="1" meta:paragraph-count="456" meta:word-count="10734" meta:character-count="13211" meta:non-whitespace-character-count="11612"/>
  </office:meta>
</office:document-meta>
</file>